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9/content.xml" manifest:media-type="text/xml"/>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3/content.xml" manifest:media-type="text/xml"/>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layout-cache" manifest:media-type="application/binary"/>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4.0903in" table:align="center"/>
    </style:style>
    <style:style style:name="Table1.A" style:family="table-column">
      <style:table-column-properties style:column-width="0.9583in"/>
    </style:style>
    <style:style style:name="Table1.B" style:family="table-column">
      <style:table-column-properties style:column-width="1.0521in"/>
    </style:style>
    <style:style style:name="Table1.C" style:family="table-column">
      <style:table-column-properties style:column-width="1.1354in"/>
    </style:style>
    <style:style style:name="Table1.D" style:family="table-column">
      <style:table-column-properties style:column-width="0.9444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5.1667in" fo:margin-left="0.8167in" table:align="left"/>
    </style:style>
    <style:style style:name="Table2.A" style:family="table-column">
      <style:table-column-properties style:column-width="2.0208in"/>
    </style:style>
    <style:style style:name="Table2.B" style:family="table-column">
      <style:table-column-properties style:column-width="1.9792in"/>
    </style:style>
    <style:style style:name="Table2.C" style:family="table-column">
      <style:table-column-properties style:column-width="1.1667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color="#666666" style:font-name="Courier" fo:font-size="10pt" officeooo:rsid="00198a36" officeooo:paragraph-rsid="00198a36" style:font-size-asian="10pt" style:font-size-complex="10pt"/>
    </style:style>
    <style:style style:name="P2" style:family="paragraph" style:parent-style-name="Table_20_Contents">
      <style:paragraph-properties fo:text-align="end" style:justify-single-word="false"/>
      <style:text-properties fo:color="#666666" style:font-name="Courier" fo:font-size="10pt" officeooo:rsid="00198a36" officeooo:paragraph-rsid="00198a36" style:font-size-asian="10pt" style:font-size-complex="10pt"/>
    </style:style>
    <style:style style:name="P3" style:family="paragraph" style:parent-style-name="Table_20_Contents">
      <style:paragraph-properties fo:text-align="center" style:justify-single-word="false"/>
      <style:text-properties fo:font-weight="bold" officeooo:rsid="0011797f" officeooo:paragraph-rsid="0011797f" style:font-weight-asian="bold" style:font-weight-complex="bold"/>
    </style:style>
    <style:style style:name="P4" style:family="paragraph" style:parent-style-name="Table_20_Contents">
      <style:paragraph-properties fo:text-align="center" style:justify-single-word="false"/>
      <style:text-properties officeooo:rsid="0011797f" officeooo:paragraph-rsid="0011797f"/>
    </style:style>
    <style:style style:name="P5" style:family="paragraph" style:parent-style-name="Header">
      <style:text-properties officeooo:rsid="00198a36" officeooo:paragraph-rsid="00198a36"/>
    </style:style>
    <style:style style:name="P6" style:family="paragraph" style:parent-style-name="Footer">
      <style:paragraph-properties fo:text-align="end" style:justify-single-word="false"/>
      <style:text-properties fo:color="#666666" style:font-name="Courier" fo:font-size="10pt" officeooo:paragraph-rsid="001ca28b" style:font-size-asian="10pt" style:font-size-complex="10pt"/>
    </style:style>
    <style:style style:name="P7" style:family="paragraph" style:parent-style-name="Footer">
      <style:paragraph-properties fo:text-align="end" style:justify-single-word="false"/>
    </style:style>
    <style:style style:name="P8" style:family="paragraph" style:parent-style-name="Standard">
      <style:text-properties style:text-position="0% 100%" officeooo:rsid="00049f1a" officeooo:paragraph-rsid="00049f1a"/>
    </style:style>
    <style:style style:name="P9" style:family="paragraph" style:parent-style-name="Standard">
      <style:text-properties style:text-position="0% 100%" fo:font-weight="normal" officeooo:rsid="0011797f" officeooo:paragraph-rsid="0011797f" style:font-weight-asian="normal" style:font-weight-complex="normal"/>
    </style:style>
    <style:style style:name="P10" style:family="paragraph" style:parent-style-name="Standard">
      <style:paragraph-properties fo:text-align="center" style:justify-single-word="false"/>
      <style:text-properties style:text-position="0% 100%" style:text-underline-style="solid" style:text-underline-width="auto" style:text-underline-color="font-color" officeooo:rsid="001ea6bc" officeooo:paragraph-rsid="001ea6bc"/>
    </style:style>
    <style:style style:name="P11" style:family="paragraph" style:parent-style-name="Standard">
      <style:paragraph-properties fo:text-align="center" style:justify-single-word="false"/>
      <style:text-properties style:text-position="0% 100%" style:text-underline-style="solid" style:text-underline-width="auto" style:text-underline-color="font-color" fo:font-weight="normal" officeooo:rsid="00227e60" officeooo:paragraph-rsid="00227e60" style:font-weight-asian="normal" style:font-weight-complex="normal"/>
    </style:style>
    <style:style style:name="P12" style:family="paragraph" style:parent-style-name="Standard">
      <style:paragraph-properties fo:text-align="center" style:justify-single-word="false"/>
      <style:text-properties style:text-position="0% 100%" style:text-underline-style="solid" style:text-underline-width="auto" style:text-underline-color="font-color" fo:font-weight="normal" officeooo:rsid="00255418" officeooo:paragraph-rsid="00255418" style:font-weight-asian="normal" style:font-weight-complex="normal"/>
    </style:style>
    <style:style style:name="P13" style:family="paragraph" style:parent-style-name="Standard">
      <style:text-properties officeooo:paragraph-rsid="0011797f"/>
    </style:style>
    <style:style style:name="P14" style:family="paragraph" style:parent-style-name="Standard">
      <style:paragraph-properties fo:text-align="center" style:justify-single-word="false"/>
      <style:text-properties style:text-underline-style="solid" style:text-underline-width="auto" style:text-underline-color="font-color" officeooo:rsid="001ea6bc" officeooo:paragraph-rsid="001ea6bc"/>
    </style:style>
    <style:style style:name="P15" style:family="paragraph" style:parent-style-name="Standard" style:list-style-name="L1">
      <style:text-properties officeooo:paragraph-rsid="00049f1a"/>
    </style:style>
    <style:style style:name="P16" style:family="paragraph" style:parent-style-name="Standard" style:list-style-name="L2">
      <style:text-properties officeooo:rsid="00049f1a" officeooo:paragraph-rsid="00049f1a"/>
    </style:style>
    <style:style style:name="P17" style:family="paragraph" style:parent-style-name="Standard" style:list-style-name="L1">
      <style:paragraph-properties fo:text-align="justify" style:justify-single-word="false"/>
      <style:text-properties officeooo:rsid="00049f1a" officeooo:paragraph-rsid="00049f1a"/>
    </style:style>
    <style:style style:name="P18" style:family="paragraph" style:parent-style-name="Standard" style:list-style-name="L1">
      <style:text-properties style:text-position="0% 100%" officeooo:rsid="00049f1a" officeooo:paragraph-rsid="00049f1a"/>
    </style:style>
    <style:style style:name="P19" style:family="paragraph" style:parent-style-name="Standard" style:list-style-name="L2">
      <style:text-properties style:text-position="0% 100%" officeooo:rsid="00049f1a" officeooo:paragraph-rsid="00049f1a"/>
    </style:style>
    <style:style style:name="P20" style:family="paragraph" style:parent-style-name="Standard" style:list-style-name="L2">
      <style:text-properties style:text-position="0% 100%" fo:font-weight="bold" officeooo:rsid="00049f1a" officeooo:paragraph-rsid="00049f1a" style:font-weight-asian="bold" style:font-weight-complex="bold"/>
    </style:style>
    <style:style style:name="P21" style:family="paragraph" style:parent-style-name="Standard" style:list-style-name="L3">
      <style:text-properties style:text-position="0% 100%" fo:font-weight="bold" officeooo:rsid="00053b06" officeooo:paragraph-rsid="00053b06" style:font-weight-asian="bold" style:font-weight-complex="bold"/>
    </style:style>
    <style:style style:name="P22" style:family="paragraph" style:parent-style-name="Standard" style:list-style-name="L3">
      <style:text-properties style:text-position="0% 100%" fo:font-weight="bold" officeooo:rsid="0007dec4" officeooo:paragraph-rsid="0007dec4" style:font-weight-asian="bold" style:font-weight-complex="bold"/>
    </style:style>
    <style:style style:name="P23" style:family="paragraph" style:parent-style-name="Standard" style:list-style-name="L3">
      <style:text-properties style:text-position="0% 100%" fo:font-weight="bold" officeooo:rsid="000ad151" officeooo:paragraph-rsid="000ad151" style:font-weight-asian="bold" style:font-weight-complex="bold"/>
    </style:style>
    <style:style style:name="P24" style:family="paragraph" style:parent-style-name="Standard" style:list-style-name="L4">
      <style:text-properties style:text-position="0% 100%" fo:font-weight="bold" officeooo:rsid="000e0a26" officeooo:paragraph-rsid="000e0a26" style:font-weight-asian="bold" style:font-weight-complex="bold"/>
    </style:style>
    <style:style style:name="P25" style:family="paragraph" style:parent-style-name="Standard" style:list-style-name="L5">
      <style:text-properties style:text-position="0% 100%" fo:font-weight="bold" officeooo:rsid="000f8ad6" officeooo:paragraph-rsid="000f8ad6" style:font-weight-asian="bold" style:font-weight-complex="bold"/>
    </style:style>
    <style:style style:name="P26" style:family="paragraph" style:parent-style-name="Standard" style:list-style-name="L2">
      <style:text-properties style:text-position="0% 100%" fo:font-weight="normal" officeooo:rsid="00049f1a" officeooo:paragraph-rsid="00049f1a" style:font-weight-asian="normal" style:font-weight-complex="normal"/>
    </style:style>
    <style:style style:name="P27" style:family="paragraph" style:parent-style-name="Standard" style:list-style-name="L2">
      <style:text-properties style:text-position="0% 100%" fo:font-weight="normal" officeooo:rsid="00049f1a" officeooo:paragraph-rsid="00064d5e" style:font-weight-asian="normal" style:font-weight-complex="normal"/>
    </style:style>
    <style:style style:name="P28" style:family="paragraph" style:parent-style-name="Standard" style:list-style-name="L2">
      <style:paragraph-properties fo:text-align="justify" style:justify-single-word="false"/>
      <style:text-properties style:text-position="0% 100%" fo:font-weight="normal" officeooo:rsid="00049f1a" officeooo:paragraph-rsid="00049f1a" style:font-weight-asian="normal" style:font-weight-complex="normal"/>
    </style:style>
    <style:style style:name="P29" style:family="paragraph" style:parent-style-name="Standard" style:list-style-name="L2">
      <style:text-properties style:text-position="0% 100%" fo:font-weight="normal" officeooo:rsid="00053b06" officeooo:paragraph-rsid="00053b06" style:font-weight-asian="normal" style:font-weight-complex="normal"/>
    </style:style>
    <style:style style:name="P30" style:family="paragraph" style:parent-style-name="Standard" style:list-style-name="L2">
      <style:paragraph-properties fo:text-align="justify" style:justify-single-word="false"/>
      <style:text-properties style:text-position="0% 100%" fo:font-weight="normal" officeooo:rsid="00053b06" officeooo:paragraph-rsid="00053b06" style:font-weight-asian="normal" style:font-weight-complex="normal"/>
    </style:style>
    <style:style style:name="P31" style:family="paragraph" style:parent-style-name="Standard" style:list-style-name="L3">
      <style:text-properties style:text-position="0% 100%" fo:font-weight="normal" officeooo:rsid="00099d40" officeooo:paragraph-rsid="00099d40" style:font-weight-asian="normal" style:font-weight-complex="normal"/>
    </style:style>
    <style:style style:name="P32" style:family="paragraph" style:parent-style-name="Standard" style:list-style-name="L3">
      <style:text-properties style:text-position="0% 100%" fo:font-weight="normal" officeooo:rsid="00099d40" officeooo:paragraph-rsid="000ad151" style:font-weight-asian="normal" style:font-weight-complex="normal"/>
    </style:style>
    <style:style style:name="P33" style:family="paragraph" style:parent-style-name="Standard" style:list-style-name="L3">
      <style:paragraph-properties fo:text-align="justify" style:justify-single-word="false"/>
      <style:text-properties style:text-position="0% 100%" fo:font-weight="normal" officeooo:rsid="00099d40" officeooo:paragraph-rsid="00099d40" style:font-weight-asian="normal" style:font-weight-complex="normal"/>
    </style:style>
    <style:style style:name="P34" style:family="paragraph" style:parent-style-name="Standard" style:list-style-name="L3">
      <style:text-properties style:text-position="0% 100%" fo:font-weight="normal" officeooo:rsid="000ba8b3" officeooo:paragraph-rsid="000ba8b3" style:font-weight-asian="normal" style:font-weight-complex="normal"/>
    </style:style>
    <style:style style:name="P35" style:family="paragraph" style:parent-style-name="Standard" style:list-style-name="L3">
      <style:paragraph-properties fo:text-align="justify" style:justify-single-word="false"/>
      <style:text-properties style:text-position="0% 100%" fo:font-weight="normal" officeooo:rsid="000ba8b3" officeooo:paragraph-rsid="002095fa" style:font-weight-asian="normal" style:font-weight-complex="normal"/>
    </style:style>
    <style:style style:name="P36" style:family="paragraph" style:parent-style-name="Standard" style:list-style-name="L3">
      <style:paragraph-properties fo:text-align="justify" style:justify-single-word="false"/>
      <style:text-properties style:text-position="0% 100%" fo:font-weight="normal" officeooo:rsid="002095fa" officeooo:paragraph-rsid="002095fa" style:font-weight-asian="normal" style:font-weight-complex="normal"/>
    </style:style>
    <style:style style:name="P37" style:family="paragraph" style:parent-style-name="Standard" style:list-style-name="L4">
      <style:text-properties style:text-position="0% 100%" fo:font-weight="normal" officeooo:rsid="000ca743" officeooo:paragraph-rsid="000ca743" style:font-weight-asian="normal" style:font-weight-complex="normal"/>
    </style:style>
    <style:style style:name="P38" style:family="paragraph" style:parent-style-name="Standard" style:list-style-name="L4">
      <style:text-properties style:text-position="0% 100%" fo:font-weight="normal" officeooo:rsid="000ca743" officeooo:paragraph-rsid="000e0a26" style:font-weight-asian="normal" style:font-weight-complex="normal"/>
    </style:style>
    <style:style style:name="P39" style:family="paragraph" style:parent-style-name="Standard" style:list-style-name="L4">
      <style:text-properties style:text-position="0% 100%" fo:font-weight="normal" officeooo:rsid="000e0a26" officeooo:paragraph-rsid="000e0a26" style:font-weight-asian="normal" style:font-weight-complex="normal"/>
    </style:style>
    <style:style style:name="P40" style:family="paragraph" style:parent-style-name="Standard" style:list-style-name="L4">
      <style:text-properties style:text-position="0% 100%" fo:font-weight="normal" officeooo:rsid="000f0e6c" officeooo:paragraph-rsid="000f0e6c" style:font-weight-asian="normal" style:font-weight-complex="normal"/>
    </style:style>
    <style:style style:name="P41" style:family="paragraph" style:parent-style-name="Standard" style:list-style-name="L4">
      <style:paragraph-properties fo:text-align="justify" style:justify-single-word="false"/>
      <style:text-properties style:text-position="0% 100%" fo:font-weight="normal" officeooo:rsid="000f0e6c" officeooo:paragraph-rsid="000f0e6c" style:font-weight-asian="normal" style:font-weight-complex="normal"/>
    </style:style>
    <style:style style:name="P42" style:family="paragraph" style:parent-style-name="Standard" style:list-style-name="L4">
      <style:paragraph-properties fo:text-align="justify" style:justify-single-word="false"/>
      <style:text-properties style:text-position="0% 100%" fo:font-weight="normal" officeooo:rsid="0020f049" officeooo:paragraph-rsid="0020f049" style:font-weight-asian="normal" style:font-weight-complex="normal"/>
    </style:style>
    <style:style style:name="P43" style:family="paragraph" style:parent-style-name="Standard" style:list-style-name="L5">
      <style:text-properties style:text-position="0% 100%" fo:font-weight="normal" officeooo:rsid="000f8ad6" officeooo:paragraph-rsid="000f8ad6" style:font-weight-asian="normal" style:font-weight-complex="normal"/>
    </style:style>
    <style:style style:name="P44" style:family="paragraph" style:parent-style-name="Standard" style:list-style-name="L5">
      <style:paragraph-properties fo:text-align="justify" style:justify-single-word="false"/>
      <style:text-properties style:text-position="0% 100%" fo:font-weight="normal" officeooo:rsid="000f8ad6" officeooo:paragraph-rsid="000f8ad6" style:font-weight-asian="normal" style:font-weight-complex="normal"/>
    </style:style>
    <style:style style:name="P45" style:family="paragraph" style:parent-style-name="Standard">
      <style:paragraph-properties fo:text-align="justify" style:justify-single-word="false"/>
      <style:text-properties style:text-position="0% 100%" fo:font-weight="normal" officeooo:rsid="0011797f" officeooo:paragraph-rsid="0011797f" style:font-weight-asian="normal" style:font-weight-complex="normal"/>
    </style:style>
    <style:style style:name="P46" style:family="paragraph" style:parent-style-name="Standard" style:list-style-name="L5">
      <style:paragraph-properties fo:text-align="justify" style:justify-single-word="false"/>
      <style:text-properties style:text-position="0% 100%" fo:font-weight="normal" officeooo:rsid="0028bc9d" officeooo:paragraph-rsid="0028bc9d" style:font-weight-asian="normal" style:font-weight-complex="normal"/>
    </style:style>
    <style:style style:name="P47" style:family="paragraph" style:parent-style-name="Standard" style:list-style-name="L2">
      <style:text-properties style:text-position="0% 100%" fo:font-style="normal" fo:font-weight="normal" officeooo:rsid="00053b06" officeooo:paragraph-rsid="00053b06" style:font-style-asian="normal" style:font-weight-asian="normal" style:font-style-complex="normal" style:font-weight-complex="normal"/>
    </style:style>
    <style:style style:name="P48" style:family="paragraph" style:parent-style-name="Standard" style:list-style-name="L3">
      <style:text-properties style:text-position="0% 100%" officeooo:rsid="00053b06" officeooo:paragraph-rsid="00053b06"/>
    </style:style>
    <style:style style:name="P49" style:family="paragraph" style:parent-style-name="Standard">
      <style:paragraph-properties fo:text-align="center" style:justify-single-word="false"/>
      <style:text-properties style:text-position="0% 100%" style:text-underline-style="solid" style:text-underline-width="auto" style:text-underline-color="font-color" fo:font-weight="bold" officeooo:rsid="001ea6bc" officeooo:paragraph-rsid="001ea6bc" style:font-weight-asian="bold" style:font-weight-complex="bold"/>
    </style:style>
    <style:style style:name="P50" style:family="paragraph" style:parent-style-name="Standard" style:list-style-name="L2">
      <style:text-properties fo:font-weight="normal" officeooo:rsid="00049f1a" officeooo:paragraph-rsid="00064d5e" style:font-weight-asian="normal" style:font-weight-complex="normal"/>
    </style:style>
    <style:style style:name="P51" style:family="paragraph" style:parent-style-name="Standard" style:list-style-name="L2">
      <style:text-properties fo:font-weight="normal" officeooo:rsid="00053b06" officeooo:paragraph-rsid="00053b06" style:font-weight-asian="normal" style:font-weight-complex="normal"/>
    </style:style>
    <style:style style:name="P52" style:family="paragraph" style:parent-style-name="Standard" style:list-style-name="L6">
      <style:text-properties fo:font-weight="normal" officeooo:rsid="00133c53" officeooo:paragraph-rsid="0011797f" style:font-weight-asian="normal" style:font-weight-complex="normal"/>
    </style:style>
    <style:style style:name="P53" style:family="paragraph" style:parent-style-name="Standard" style:list-style-name="L6">
      <style:text-properties fo:font-weight="normal" officeooo:paragraph-rsid="0021f85e" style:font-weight-asian="normal" style:font-weight-complex="normal"/>
    </style:style>
    <style:style style:name="P54" style:family="paragraph" style:parent-style-name="Standard" style:list-style-name="L6">
      <style:text-properties fo:font-weight="normal" officeooo:paragraph-rsid="0011797f" style:font-weight-asian="normal" style:font-weight-complex="normal"/>
    </style:style>
    <style:style style:name="P55" style:family="paragraph" style:parent-style-name="Standard" style:list-style-name="L6">
      <style:text-properties fo:font-weight="normal" officeooo:paragraph-rsid="0014b50d" style:font-weight-asian="normal" style:font-weight-complex="normal"/>
    </style:style>
    <style:style style:name="P56" style:family="paragraph" style:parent-style-name="Standard" style:list-style-name="L6">
      <style:text-properties fo:font-weight="normal" officeooo:paragraph-rsid="002bfd78" style:font-weight-asian="normal" style:font-weight-complex="normal"/>
    </style:style>
    <style:style style:name="P57" style:family="paragraph" style:parent-style-name="Standard" style:list-style-name="L6">
      <style:paragraph-properties fo:text-align="justify" style:justify-single-word="false"/>
      <style:text-properties fo:font-weight="normal" officeooo:rsid="002a1943" officeooo:paragraph-rsid="002a1943" style:font-weight-asian="normal" style:font-weight-complex="normal"/>
    </style:style>
    <style:style style:name="P58" style:family="paragraph" style:parent-style-name="Standard" style:list-style-name="L6">
      <style:paragraph-properties fo:text-align="justify" style:justify-single-word="false"/>
      <style:text-properties fo:font-weight="normal" officeooo:rsid="002a1943" officeooo:paragraph-rsid="002bfd78" style:font-weight-asian="normal" style:font-weight-complex="normal"/>
    </style:style>
    <style:style style:name="P59" style:family="paragraph" style:parent-style-name="Standard" style:list-style-name="L6">
      <style:paragraph-properties fo:text-align="justify" style:justify-single-word="false"/>
      <style:text-properties fo:font-weight="normal" officeooo:rsid="002a1943" officeooo:paragraph-rsid="002d192a" style:font-weight-asian="normal" style:font-weight-complex="normal"/>
    </style:style>
    <style:style style:name="P60" style:family="paragraph" style:parent-style-name="Standard" style:list-style-name="L6">
      <style:paragraph-properties fo:text-align="justify" style:justify-single-word="false"/>
      <style:text-properties fo:font-weight="normal" officeooo:paragraph-rsid="002a1943" style:font-weight-asian="normal" style:font-weight-complex="normal"/>
    </style:style>
    <style:style style:name="P61" style:family="paragraph" style:parent-style-name="Standard" style:list-style-name="L3">
      <style:text-properties style:text-position="super 58%" fo:font-weight="normal" officeooo:rsid="0007dec4" style:font-weight-asian="normal" style:font-weight-complex="normal"/>
    </style:style>
    <style:style style:name="P62" style:family="paragraph" style:parent-style-name="Standard" style:list-style-name="L3">
      <style:text-properties style:text-position="super 58%" fo:font-weight="normal" officeooo:rsid="0007dec4" officeooo:paragraph-rsid="00053b06" style:font-weight-asian="normal" style:font-weight-complex="normal"/>
    </style:style>
    <style:style style:name="P63" style:family="paragraph" style:parent-style-name="Standard" style:list-style-name="L3">
      <style:text-properties style:text-position="super 58%" fo:font-weight="normal" officeooo:rsid="0007dec4" officeooo:paragraph-rsid="0007dec4" style:font-weight-asian="normal" style:font-weight-complex="normal"/>
    </style:style>
    <style:style style:name="P64" style:family="paragraph" style:parent-style-name="Standard" style:list-style-name="L6">
      <style:text-properties officeooo:paragraph-rsid="0011797f"/>
    </style:style>
    <style:style style:name="P65" style:family="paragraph" style:parent-style-name="Standard" style:list-style-name="L6">
      <style:text-properties officeooo:paragraph-rsid="0021f85e"/>
    </style:style>
    <style:style style:name="P66" style:family="paragraph" style:parent-style-name="Standard" style:list-style-name="L6">
      <style:text-properties fo:font-weight="bold" officeooo:rsid="00133c53" officeooo:paragraph-rsid="0011797f" style:font-weight-asian="bold" style:font-weight-complex="bold"/>
    </style:style>
    <style:style style:name="P67" style:family="paragraph" style:parent-style-name="Standard" style:list-style-name="L6">
      <style:text-properties fo:font-weight="bold" officeooo:rsid="0014b50d" officeooo:paragraph-rsid="0021f85e" style:font-weight-asian="bold" style:font-weight-complex="bold"/>
    </style:style>
    <style:style style:name="P68" style:family="paragraph" style:parent-style-name="Standard" style:list-style-name="L6">
      <style:text-properties fo:font-weight="bold" officeooo:rsid="0014b50d" officeooo:paragraph-rsid="002bfd78" style:font-weight-asian="bold" style:font-weight-complex="bold"/>
    </style:style>
    <style:style style:name="P69" style:family="paragraph" style:parent-style-name="Standard" style:list-style-name="L6">
      <style:text-properties fo:font-weight="bold" officeooo:rsid="0014b50d" officeooo:paragraph-rsid="002d192a" style:font-weight-asian="bold" style:font-weight-complex="bold"/>
    </style:style>
    <style:style style:name="P70" style:family="paragraph" style:parent-style-name="Standard">
      <style:paragraph-properties fo:text-align="justify" style:justify-single-word="false"/>
      <style:text-properties officeooo:rsid="00261745" officeooo:paragraph-rsid="00261745"/>
    </style:style>
    <style:style style:name="P71" style:family="paragraph" style:parent-style-name="Standard">
      <style:paragraph-properties fo:text-align="justify" style:justify-single-word="false"/>
      <style:text-properties officeooo:paragraph-rsid="0011797f"/>
    </style:style>
    <style:style style:name="P72" style:family="paragraph" style:parent-style-name="Standard" style:list-style-name="L3">
      <style:paragraph-properties fo:text-align="justify" style:justify-single-word="false"/>
    </style:style>
    <style:style style:name="P73" style:family="paragraph" style:parent-style-name="Standard">
      <style:paragraph-properties fo:text-align="center" style:justify-single-word="false"/>
      <style:text-properties style:text-underline-style="solid" style:text-underline-width="auto" style:text-underline-color="font-color" fo:font-weight="bold" officeooo:rsid="001ea6bc" officeooo:paragraph-rsid="001ea6bc" style:font-weight-asian="bold" style:font-weight-complex="bold"/>
    </style:style>
    <style:style style:name="P74" style:family="paragraph" style:parent-style-name="Standard">
      <style:paragraph-properties fo:text-align="center" style:justify-single-word="false" fo:break-before="page"/>
      <style:text-properties style:text-position="0% 100%" style:text-underline-style="solid" style:text-underline-width="auto" style:text-underline-color="font-color" fo:font-weight="bold" officeooo:rsid="00255418" officeooo:paragraph-rsid="00255418" style:font-weight-asian="bold" style:font-weight-complex="bold"/>
    </style:style>
    <style:style style:name="P75" style:family="paragraph" style:parent-style-name="Standard">
      <style:paragraph-properties fo:text-align="center" style:justify-single-word="false" fo:break-before="page"/>
      <style:text-properties style:text-position="0% 100%" style:text-underline-style="solid" style:text-underline-width="auto" style:text-underline-color="font-color" fo:font-weight="bold" officeooo:rsid="00227e60" officeooo:paragraph-rsid="00227e60" style:font-weight-asian="bold" style:font-weight-complex="bold"/>
    </style:style>
    <style:style style:name="P76" style:family="paragraph" style:parent-style-name="Table_20_Contents">
      <style:paragraph-properties fo:text-align="center" style:justify-single-word="false"/>
      <style:text-properties officeooo:rsid="0011797f" officeooo:paragraph-rsid="0011797f"/>
    </style:style>
    <style:style style:name="T1" style:family="text">
      <style:text-properties style:text-position="sub 58%"/>
    </style:style>
    <style:style style:name="T2" style:family="text">
      <style:text-properties style:text-position="sub 58%" officeooo:rsid="00049f1a"/>
    </style:style>
    <style:style style:name="T3" style:family="text">
      <style:text-properties style:text-position="sub 58%" fo:font-style="italic" fo:font-weight="bold" officeooo:rsid="0022687b" style:font-style-asian="italic" style:font-weight-asian="bold" style:font-style-complex="italic" style:font-weight-complex="bold"/>
    </style:style>
    <style:style style:name="T4" style:family="text">
      <style:text-properties style:text-position="sub 58%" fo:font-style="italic" officeooo:rsid="0022687b" style:font-style-asian="italic" style:font-style-complex="italic"/>
    </style:style>
    <style:style style:name="T5" style:family="text">
      <style:text-properties style:text-position="0% 100%"/>
    </style:style>
    <style:style style:name="T6" style:family="text">
      <style:text-properties style:text-position="0% 100%" officeooo:rsid="00049f1a"/>
    </style:style>
    <style:style style:name="T7" style:family="text">
      <style:text-properties style:text-position="0% 100%" fo:font-weight="bold" style:font-weight-asian="bold" style:font-weight-complex="bold"/>
    </style:style>
    <style:style style:name="T8" style:family="text">
      <style:text-properties style:text-position="0% 100%" fo:font-weight="bold" officeooo:rsid="002095fa" style:font-weight-asian="bold" style:font-weight-complex="bold"/>
    </style:style>
    <style:style style:name="T9" style:family="text">
      <style:text-properties style:text-position="0% 100%" fo:font-weight="normal" officeooo:rsid="002095fa" style:font-weight-asian="normal" style:font-weight-complex="normal"/>
    </style:style>
    <style:style style:name="T10" style:family="text">
      <style:text-properties style:text-position="0% 100%" fo:font-weight="normal" officeooo:rsid="000ba8b3" style:font-weight-asian="normal" style:font-weight-complex="normal"/>
    </style:style>
    <style:style style:name="T11" style:family="text">
      <style:text-properties style:text-position="super 58%" officeooo:rsid="0007dec4"/>
    </style:style>
    <style:style style:name="T12" style:family="text">
      <style:text-properties fo:font-weight="bold" style:font-weight-asian="bold" style:font-weight-complex="bold"/>
    </style:style>
    <style:style style:name="T13" style:family="text">
      <style:text-properties fo:font-weight="bold" officeooo:rsid="000ad151" style:font-weight-asian="bold" style:font-weight-complex="bold"/>
    </style:style>
    <style:style style:name="T14" style:family="text">
      <style:text-properties fo:font-weight="bold" officeooo:rsid="00133c53" style:font-weight-asian="bold" style:font-weight-complex="bold"/>
    </style:style>
    <style:style style:name="T15" style:family="text">
      <style:text-properties fo:font-weight="bold" officeooo:rsid="0021024c" style:font-weight-asian="bold" style:font-weight-complex="bold"/>
    </style:style>
    <style:style style:name="T16" style:family="text">
      <style:text-properties fo:font-weight="bold" officeooo:rsid="0014b50d" style:font-weight-asian="bold" style:font-weight-complex="bold"/>
    </style:style>
    <style:style style:name="T17" style:family="text">
      <style:text-properties fo:font-weight="bold" officeooo:rsid="002fb0f7" style:font-weight-asian="bold" style:font-weight-complex="bold"/>
    </style:style>
    <style:style style:name="T18" style:family="text">
      <style:text-properties officeooo:rsid="0007dec4"/>
    </style:style>
    <style:style style:name="T19" style:family="text">
      <style:text-properties officeooo:rsid="0017c846"/>
    </style:style>
    <style:style style:name="T20" style:family="text">
      <style:text-properties officeooo:rsid="002095fa"/>
    </style:style>
    <style:style style:name="T21" style:family="text">
      <style:text-properties officeooo:rsid="0021024c"/>
    </style:style>
    <style:style style:name="T22" style:family="text">
      <style:text-properties officeooo:rsid="0021e1f4"/>
    </style:style>
    <style:style style:name="T23" style:family="text">
      <style:text-properties fo:font-style="italic" officeooo:rsid="0021f85e" style:font-style-asian="italic" style:font-style-complex="italic"/>
    </style:style>
    <style:style style:name="T24" style:family="text">
      <style:text-properties fo:font-style="italic" officeooo:rsid="0022687b" style:font-style-asian="italic" style:font-style-complex="italic"/>
    </style:style>
    <style:style style:name="T25" style:family="text">
      <style:text-properties fo:font-style="italic" fo:font-weight="bold" officeooo:rsid="0021f85e" style:font-style-asian="italic" style:font-weight-asian="bold" style:font-style-complex="italic" style:font-weight-complex="bold"/>
    </style:style>
    <style:style style:name="T26" style:family="text">
      <style:text-properties fo:font-style="italic" fo:font-weight="bold" officeooo:rsid="0022687b" style:font-style-asian="italic" style:font-weight-asian="bold" style:font-style-complex="italic" style:font-weight-complex="bold"/>
    </style:style>
    <style:style style:name="T27" style:family="text">
      <style:text-properties officeooo:rsid="00133c53"/>
    </style:style>
    <style:style style:name="T28" style:family="text">
      <style:text-properties officeooo:rsid="00261745"/>
    </style:style>
    <style:style style:name="T29" style:family="text">
      <style:text-properties officeooo:rsid="002a1943"/>
    </style:style>
    <style:style style:name="T30" style:family="text">
      <style:text-properties officeooo:rsid="002bfd78"/>
    </style:style>
    <style:style style:name="T31" style:family="text">
      <style:text-properties officeooo:rsid="002d192a"/>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QUESTION 1</text:p>
      <text:p text:style-name="P14"/>
      <text:list xml:id="list7781541608749087403" text:style-name="L1">
        <text:list-item>
          <text:p text:style-name="P17">Application is 80% parallelizable. Therefore 40% of the instructions can be executed in parallel on the second core.</text:p>
          <text:p text:style-name="P15"/>
          <text:list>
            <text:list-item>
              <text:list>
                <text:list-header>
                  <text:p text:style-name="P18"><draw:frame draw:style-name="fr1" draw:name="Object3" text:anchor-type="as-char" svg:y="-0.2693in" svg:width="4.1374in" svg:height="0.4437in" draw:z-index="1"><draw:object xlink:href="./Object 3" xlink:type="simple" xlink:show="embed" xlink:actuate="onLoad"/><draw:image xlink:href="./ObjectReplacements/Object 3" xlink:type="simple" xlink:show="embed" xlink:actuate="onLoad"/></draw:frame></text:p>
                </text:list-header>
              </text:list>
            </text:list-item>
          </text:list>
        </text:list-item>
      </text:list>
      <text:list xml:id="list6827606205966349632" text:style-name="L2">
        <text:list-header>
          <text:p text:style-name="P19"/>
          <text:list>
            <text:list-item>
              <text:list>
                <text:list-header>
                  <text:p text:style-name="P19"><draw:frame draw:style-name="fr1" draw:name="Object5" text:anchor-type="as-char" svg:y="-0.2693in" svg:width="3.102in" svg:height="0.4346in" draw:z-index="2"><draw:object xlink:href="./Object 5" xlink:type="simple" xlink:show="embed" xlink:actuate="onLoad"/><draw:image xlink:href="./ObjectReplacements/Object 5" xlink:type="simple" xlink:show="embed" xlink:actuate="onLoad"/><svg:desc>formula</svg:desc></draw:frame></text:p>
                </text:list-header>
              </text:list>
            </text:list-item>
          </text:list>
          <text:p text:style-name="P19"/>
          <text:p text:style-name="P16"><text:span text:style-name="T5">For Performance</text:span><text:span text:style-name="T1">old </text:span><text:span text:style-name="T5">= Performance</text:span><text:span text:style-name="T1">new</text:span><text:span text:style-name="T5"> we get,</text:span></text:p>
          <text:list>
            <text:list-item>
              <text:list>
                <text:list-header>
                  <text:p text:style-name="P19"/>
                  <text:p text:style-name="P19"><draw:frame draw:style-name="fr1" draw:name="Object4" text:anchor-type="as-char" svg:y="-0.1484in" svg:width="2.3465in" svg:height="0.2098in" draw:z-index="3"><draw:object xlink:href="./Object 4" xlink:type="simple" xlink:show="embed" xlink:actuate="onLoad"/><draw:image xlink:href="./ObjectReplacements/Object 4" xlink:type="simple" xlink:show="embed" xlink:actuate="onLoad"/></draw:frame></text:p>
                </text:list-header>
              </text:list>
            </text:list-item>
          </text:list>
          <text:p text:style-name="P16"/>
          <text:list>
            <text:list-item>
              <text:list>
                <text:list-header>
                  <text:p text:style-name="P20">i.e. a 40% decreased clock rate</text:p>
                </text:list-header>
              </text:list>
            </text:list-item>
          </text:list>
          <text:p text:style-name="P20"/>
        </text:list-header>
        <text:list-item>
          <text:p text:style-name="P28">Since voltage decreases linearly with frequency, the dual core system will run at 0.6 times the original voltage. <text:span text:style-name="T21">Assuming that the capacitive load is constant for both configurations,</text:span></text:p>
          <text:list>
            <text:list-item>
              <text:list>
                <text:list-header>
                  <text:p text:style-name="P26"/>
                  <text:p text:style-name="P26"><draw:frame draw:style-name="fr1" draw:name="Object6" text:anchor-type="as-char" svg:y="-0.2453in" svg:width="3.6783in" svg:height="0.3945in" draw:z-index="4"><draw:object xlink:href="./Object 6" xlink:type="simple" xlink:show="embed" xlink:actuate="onLoad"/><draw:image xlink:href="./ObjectReplacements/Object 6" xlink:type="simple" xlink:show="embed" xlink:actuate="onLoad"/></draw:frame></text:p>
                  <text:p text:style-name="P27"><draw:frame draw:style-name="fr1" draw:name="Object7" text:anchor-type="as-char" svg:y="-0.2453in" svg:width="4.589in" svg:height="0.3945in" draw:z-index="6"><draw:object xlink:href="./Object 7" xlink:type="simple" xlink:show="embed" xlink:actuate="onLoad"/><draw:image xlink:href="./ObjectReplacements/Object 7" xlink:type="simple" xlink:show="embed" xlink:actuate="onLoad"/></draw:frame></text:p>
                  <text:list>
                    <text:list-item>
                      <text:list>
                        <text:list-header>
                          <text:p text:style-name="P50"><text:span text:style-name="T5"><text:s text:c="3"/></text:span><text:span text:style-name="T5"><draw:frame draw:style-name="fr1" draw:name="Object8" text:anchor-type="as-char" svg:y="-0.1728in" svg:width="1.3535in" svg:height="0.2339in" draw:z-index="7"><draw:object xlink:href="./Object 8" xlink:type="simple" xlink:show="embed" xlink:actuate="onLoad"/><draw:image xlink:href="./ObjectReplacements/Object 8" xlink:type="simple" xlink:show="embed" xlink:actuate="onLoad"/></draw:frame></text:span></text:p>
                          <text:p text:style-name="P51"><text:span text:style-name="T2"><text:s text:c="5"/></text:span><text:span text:style-name="T6"><draw:frame draw:style-name="fr1" draw:name="Object9" text:anchor-type="as-char" svg:y="-0.1484in" svg:width="1.4693in" svg:height="0.2098in" draw:z-index="8"><draw:object xlink:href="./Object 9" xlink:type="simple" xlink:show="embed" xlink:actuate="onLoad"/><draw:image xlink:href="./ObjectReplacements/Object 9" xlink:type="simple" xlink:show="embed" xlink:actuate="onLoad"/></draw:frame></text:span></text:p>
                        </text:list-header>
                      </text:list>
                    </text:list-item>
                  </text:list>
                </text:list-header>
              </text:list>
            </text:list-item>
          </text:list>
          <text:p text:style-name="P29"/>
          <text:p text:style-name="P30">Thus, the <text:span text:style-name="T12">dual core system requires 78.4% less dynamic power</text:span> as compared to the single core system.</text:p>
          <text:p text:style-name="P29"/>
        </text:list-item>
        <text:list-item>
          <text:p text:style-name="P29">Since voltage floor is 75%, the floor for clock rate reduction is also 75%.</text:p>
          <text:list>
            <text:list-header>
              <text:p text:style-name="P29"><draw:frame draw:style-name="fr1" draw:name="Object1" text:anchor-type="as-char" svg:y="-0.2693in" svg:width="3.139in" svg:height="0.4437in" draw:z-index="5"><draw:object xlink:href="./Object 1" xlink:type="simple" xlink:show="embed" xlink:actuate="onLoad"/><draw:image xlink:href="./ObjectReplacements/Object 1" xlink:type="simple" xlink:show="embed" xlink:actuate="onLoad"/></draw:frame></text:p>
            </text:list-header>
          </text:list>
          <text:p text:style-name="P47"/>
          <text:list>
            <text:list-item>
              <text:list>
                <text:list-header>
                  <text:p text:style-name="P47"><text:s text:c="3"/><draw:frame draw:style-name="fr1" draw:name="Object2" text:anchor-type="as-char" svg:y="-0.1484in" svg:width="2.678in" svg:height="0.2098in" draw:z-index="0"><draw:object xlink:href="./Object 2" xlink:type="simple" xlink:show="embed" xlink:actuate="onLoad"/><draw:image xlink:href="./ObjectReplacements/Object 2" xlink:type="simple" xlink:show="embed" xlink:actuate="onLoad"/></draw:frame></text:p>
                </text:list-header>
              </text:list>
            </text:list-item>
          </text:list>
          <text:p text:style-name="P47"/>
          <text:p text:style-name="P47">Therefore, </text:p>
          <text:list text:continue-numbering="true">
            <text:list-header>
              <text:p text:style-name="P47">required % parallelization = 2*0.25*100 = <text:span text:style-name="T12">50%</text:span></text:p>
            </text:list-header>
          </text:list>
        </text:list-item>
      </text:list>
      <text:p text:style-name="P8"/>
      <text:p text:style-name="P8"/>
      <text:p text:style-name="P49"><text:soft-page-break/>QUESTION 2</text:p>
      <text:p text:style-name="P10"/>
      <text:list xml:id="list2459753822608976704" text:style-name="L3">
        <text:list-item>
          <text:p text:style-name="P48"><text:s/></text:p>
          <text:list>
            <text:list-header>
              <text:p text:style-name="P48"><draw:frame draw:style-name="fr1" draw:name="Object10" text:anchor-type="as-char" svg:y="-0.2602in" svg:width="1.9146in" svg:height="0.4339in" draw:z-index="9"><draw:object xlink:href="./Object 10" xlink:type="simple" xlink:show="embed" xlink:actuate="onLoad"/><draw:image xlink:href="./ObjectReplacements/Object 10" xlink:type="simple" xlink:show="embed" xlink:actuate="onLoad"/></draw:frame></text:p>
              <text:p text:style-name="P48"><draw:frame draw:style-name="fr1" draw:name="Object11" text:anchor-type="as-char" svg:y="-0.2453in" svg:width="1.7161in" svg:height="0.4189in" draw:z-index="10"><draw:object xlink:href="./Object 11" xlink:type="simple" xlink:show="embed" xlink:actuate="onLoad"/><draw:image xlink:href="./ObjectReplacements/Object 11" xlink:type="simple" xlink:show="embed" xlink:actuate="onLoad"/><svg:desc>formula</svg:desc></draw:frame></text:p>
            </text:list-header>
          </text:list>
          <text:p text:style-name="P48"><text:s/></text:p>
        </text:list-item>
        <text:list-item>
          <text:p text:style-name="P48"><text:s/></text:p>
          <text:list>
            <text:list-header>
              <text:p text:style-name="P48"><draw:frame draw:style-name="fr1" draw:name="Object12" text:anchor-type="as-char" svg:y="-0.1728in" svg:width="2.6327in" svg:height="0.2339in" draw:z-index="36"><draw:object xlink:href="./Object 12" xlink:type="simple" xlink:show="embed" xlink:actuate="onLoad"/><draw:image xlink:href="./ObjectReplacements/Object 12" xlink:type="simple" xlink:show="embed" xlink:actuate="onLoad"/></draw:frame></text:p>
              <text:p text:style-name="P48"><text:s text:c="2"/><draw:frame draw:style-name="fr1" draw:name="Object13" text:anchor-type="as-char" svg:y="-0.1728in" svg:width="2.2354in" svg:height="0.2209in" draw:z-index="11"><draw:object xlink:href="./Object 13" xlink:type="simple" xlink:show="embed" xlink:actuate="onLoad"/><draw:image xlink:href="./ObjectReplacements/Object 13" xlink:type="simple" xlink:show="embed" xlink:actuate="onLoad"/></draw:frame></text:p>
              <text:p text:style-name="P21"><text:s text:c="7"/><text:span text:style-name="T18">= 80 * 10</text:span><text:span text:style-name="T11">6</text:span></text:p>
            </text:list-header>
          </text:list>
          <text:p text:style-name="P62"><text:s/></text:p>
        </text:list-item>
        <text:list-item>
          <text:p text:style-name="P61"><text:s/></text:p>
          <text:list>
            <text:list-header>
              <text:p text:style-name="P63"><draw:frame draw:style-name="fr1" draw:name="Object14" text:anchor-type="as-char" svg:y="-0.2807in" svg:width="3.3283in" svg:height="0.4791in" draw:z-index="13"><draw:object xlink:href="./Object 14" xlink:type="simple" xlink:show="embed" xlink:actuate="onLoad"/><draw:image xlink:href="./ObjectReplacements/Object 14" xlink:type="simple" xlink:show="embed" xlink:actuate="onLoad"/></draw:frame><text:span text:style-name="T7">= 1.1 sec</text:span></text:p>
            </text:list-header>
          </text:list>
          <text:p text:style-name="P22"><text:s/></text:p>
        </text:list-item>
        <text:list-item>
          <text:p text:style-name="P33">To calculate MFLOPS rating we need to find the time spent by the new configuration to execute only floating point instructions. We know that time spent executing integer instructions is equal for both the old and new configuration since the ALU is unchanged and only a FP co-processor is added.</text:p>
          <text:list>
            <text:list-header>
              <text:p text:style-name="P32"><draw:frame draw:style-name="fr1" draw:name="Object16" text:anchor-type="as-char" svg:y="-0.2453in" svg:width="1.7291in" svg:height="0.4098in" draw:z-index="14"><draw:object xlink:href="./Object 16" xlink:type="simple" xlink:show="embed" xlink:actuate="onLoad"/><draw:image xlink:href="./ObjectReplacements/Object 16" xlink:type="simple" xlink:show="embed" xlink:actuate="onLoad"/></draw:frame></text:p>
              <text:p text:style-name="P32"><draw:frame draw:style-name="fr1" draw:name="Object19" text:anchor-type="as-char" svg:y="-0.2689in" svg:width="2.5819in" svg:height="0.4543in" draw:z-index="23"><draw:object xlink:href="./Object 19" xlink:type="simple" xlink:show="embed" xlink:actuate="onLoad"/><draw:image xlink:href="./ObjectReplacements/Object 19" xlink:type="simple" xlink:show="embed" xlink:actuate="onLoad"/></draw:frame></text:p>
              <text:p text:style-name="P32"><draw:frame draw:style-name="fr1" draw:name="Object20" text:anchor-type="as-char" svg:y="-0.2453in" svg:width="1.3799in" svg:height="0.3945in" draw:z-index="15"><draw:object xlink:href="./Object 20" xlink:type="simple" xlink:show="embed" xlink:actuate="onLoad"/><draw:image xlink:href="./ObjectReplacements/Object 20" xlink:type="simple" xlink:show="embed" xlink:actuate="onLoad"/><svg:desc>formula</svg:desc></draw:frame></text:p>
              <text:p text:style-name="P31"/>
              <text:p text:style-name="P32"><draw:frame draw:style-name="fr1" draw:name="Object17" text:anchor-type="as-char" svg:y="-0.1484in" svg:width="2.0028in" svg:height="0.2098in" draw:z-index="21"><draw:object xlink:href="./Object 17" xlink:type="simple" xlink:show="embed" xlink:actuate="onLoad"/><draw:image xlink:href="./ObjectReplacements/Object 17" xlink:type="simple" xlink:show="embed" xlink:actuate="onLoad"/></draw:frame></text:p>
              <text:p text:style-name="P32"><draw:frame draw:style-name="fr1" draw:name="Object21" text:anchor-type="as-char" svg:y="-0.2453in" svg:width="1.5646in" svg:height="0.3945in" draw:z-index="27"><draw:object xlink:href="./Object 21" xlink:type="simple" xlink:show="embed" xlink:actuate="onLoad"/><draw:image xlink:href="./ObjectReplacements/Object 21" xlink:type="simple" xlink:show="embed" xlink:actuate="onLoad"/></draw:frame></text:p>
              <text:p text:style-name="P32"><draw:frame draw:style-name="fr1" draw:name="Object22" text:anchor-type="as-char" svg:y="-0.1484in" svg:width="1.8in" svg:height="0.1846in" draw:z-index="17"><draw:object xlink:href="./Object 22" xlink:type="simple" xlink:show="embed" xlink:actuate="onLoad"/><draw:image xlink:href="./ObjectReplacements/Object 22" xlink:type="simple" xlink:show="embed" xlink:actuate="onLoad"/><svg:desc>formula</svg:desc></draw:frame></text:p>
              <text:p text:style-name="P32"/>
              <text:p text:style-name="P32"><draw:frame draw:style-name="fr1" draw:name="Object18" text:anchor-type="as-char" svg:y="-0.2689in" svg:width="3.7307in" svg:height="0.4673in" draw:z-index="20"><draw:object xlink:href="./Object 18" xlink:type="simple" xlink:show="embed" xlink:actuate="onLoad"/><draw:image xlink:href="./ObjectReplacements/Object 18" xlink:type="simple" xlink:show="embed" xlink:actuate="onLoad"/></draw:frame><text:span text:style-name="T13">= 18.4630</text:span></text:p>
            </text:list-header>
          </text:list>
          <text:p text:style-name="P23"><text:s/></text:p>
        </text:list-item>
        <text:list-item>
          <text:p text:style-name="P72"><text:span text:style-name="T9">Although</text:span><text:span text:style-name="T10"><draw:frame draw:style-name="fr1" draw:name="Object23" text:anchor-type="as-char" svg:y="-0.1484in" svg:width="1.8602in" svg:height="0.2098in" draw:z-index="22"><draw:object xlink:href="./Object 23" xlink:type="simple" xlink:show="embed" xlink:actuate="onLoad"/><draw:image xlink:href="./ObjectReplacements/Object 23" xlink:type="simple" xlink:show="embed" xlink:actuate="onLoad"/></draw:frame></text:span><text:span text:style-name="T9">the execution of the benchmark is 72.5% faster on the new configuration than the old one</text:span><text:span text:style-name="T10">. </text:span><text:span text:style-name="T9">The MIPS rating of the old configuration is greater than that of the new one because of the emulation factor of 50 for floating point instructions. The </text:span><text:soft-page-break/><text:span text:style-name="T9">performance of integer instructions on both configurations is constant. The decision should be based on floating point instruction performance of both configurations. </text:span><text:span text:style-name="T8">Based on execution times the new configuration is clearly the winner in this case.</text:span><text:span text:style-name="T10"> </text:span></text:p>
          <text:p text:style-name="P35"/>
          <text:p text:style-name="P35"><text:span text:style-name="T20">Also, let us</text:span> calculate MFLOPS for the old configuration.</text:p>
          <text:list>
            <text:list-header>
              <text:p text:style-name="P34"><draw:frame draw:style-name="fr1" draw:name="Object24" text:anchor-type="as-char" svg:y="-0.6654in" svg:width="2.8736in" svg:height="1.272in" draw:z-index="24"><draw:object xlink:href="./Object 24" xlink:type="simple" xlink:show="embed" xlink:actuate="onLoad"/><draw:image xlink:href="./ObjectReplacements/Object 24" xlink:type="simple" xlink:show="embed" xlink:actuate="onLoad"/><svg:desc>formula</svg:desc></draw:frame></text:p>
            </text:list-header>
          </text:list>
          <text:p text:style-name="P36"><text:span text:style-name="T17">T</text:span><text:span text:style-name="T12">he MFLOPS rating for the new configuration too is substantially higher than that of the old configuration, </text:span><text:span text:style-name="T17">which reflects the performance of both configurations for floating point instructions</text:span><text:span text:style-name="T12">.</text:span></text:p>
        </text:list-item>
      </text:list>
      <text:p text:style-name="P75">QUESTION 3</text:p>
      <text:p text:style-name="P11"/>
      <text:list xml:id="list4902986007470091980" text:style-name="L4">
        <text:list-item>
          <text:p text:style-name="P37"><text:s/></text:p>
          <text:list>
            <text:list-header>
              <text:p text:style-name="P37"><draw:frame draw:style-name="fr1" draw:name="Object25" text:anchor-type="as-char" svg:y="-0.2453in" svg:width="5.5181in" svg:height="0.3945in" draw:z-index="25"><draw:object xlink:href="./Object 25" xlink:type="simple" xlink:show="embed" xlink:actuate="onLoad"/><draw:image xlink:href="./ObjectReplacements/Object 25" xlink:type="simple" xlink:show="embed" xlink:actuate="onLoad"/></draw:frame></text:p>
              <text:p text:style-name="P38"><draw:frame draw:style-name="fr1" draw:name="Object26" text:anchor-type="as-char" svg:y="-0.2693in" svg:width="4.2165in" svg:height="0.6283in" draw:z-index="26"><draw:object xlink:href="./Object 26" xlink:type="simple" xlink:show="embed" xlink:actuate="onLoad"/><draw:image xlink:href="./ObjectReplacements/Object 26" xlink:type="simple" xlink:show="embed" xlink:actuate="onLoad"/></draw:frame></text:p>
              <text:p text:style-name="P38"><text:s/></text:p>
            </text:list-header>
          </text:list>
          <text:p text:style-name="P39">Therefore, </text:p>
          <text:list text:continue-numbering="true">
            <text:list-header>
              <text:p text:style-name="P38"><draw:frame draw:style-name="fr1" draw:name="Object27" text:anchor-type="as-char" svg:y="-0.2453in" svg:width="3.0201in" svg:height="0.3945in" draw:z-index="29"><draw:object xlink:href="./Object 27" xlink:type="simple" xlink:show="embed" xlink:actuate="onLoad"/><draw:image xlink:href="./ObjectReplacements/Object 27" xlink:type="simple" xlink:show="embed" xlink:actuate="onLoad"/></draw:frame></text:p>
            </text:list-header>
          </text:list>
          <text:p text:style-name="P39">For a speedup of 2, we get,</text:p>
          <text:list text:continue-numbering="true">
            <text:list-header>
              <text:p text:style-name="P39"><draw:frame draw:style-name="fr1" draw:name="Object28" text:anchor-type="as-char" svg:y="-0.2453in" svg:width="2.5339in" svg:height="0.3945in" draw:z-index="30"><draw:object xlink:href="./Object 28" xlink:type="simple" xlink:show="embed" xlink:actuate="onLoad"/><draw:image xlink:href="./ObjectReplacements/Object 28" xlink:type="simple" xlink:show="embed" xlink:actuate="onLoad"/></draw:frame></text:p>
              <text:list>
                <text:list-item>
                  <text:list>
                    <text:list-item>
                      <text:list>
                        <text:list-item>
                          <text:list>
                            <text:list-header>
                              <text:p text:style-name="P24"><text:s text:c="6"/>= 52.632%</text:p>
                            </text:list-header>
                          </text:list>
                        </text:list-item>
                      </text:list>
                    </text:list-item>
                  </text:list>
                </text:list-item>
              </text:list>
            </text:list-header>
          </text:list>
          <text:p text:style-name="P24"><text:s/></text:p>
        </text:list-item>
        <text:list-item>
          <text:p text:style-name="P39">It is given that<text:span text:style-name="T12"> </text:span>maximum speedup achievable is 20. </text:p>
          <text:p text:style-name="P39">For a speedup of 10 (half of the maximum),</text:p>
          <text:list>
            <text:list-header>
              <text:p text:style-name="P39"><draw:frame draw:style-name="fr1" draw:name="Object29" text:anchor-type="as-char" svg:y="-0.2453in" svg:width="2.6138in" svg:height="0.3945in" draw:z-index="31"><draw:object xlink:href="./Object 29" xlink:type="simple" xlink:show="embed" xlink:actuate="onLoad"/><draw:image xlink:href="./ObjectReplacements/Object 29" xlink:type="simple" xlink:show="embed" xlink:actuate="onLoad"/></draw:frame></text:p>
              <text:list>
                <text:list-item>
                  <text:list>
                    <text:list-item>
                      <text:list>
                        <text:list-item>
                          <text:list>
                            <text:list-header>
                              <text:p text:style-name="P39"><text:s text:c="6"/><text:span text:style-name="T12">= 94.73%</text:span></text:p>
                            </text:list-header>
                          </text:list>
                        </text:list-item>
                      </text:list>
                    </text:list-item>
                  </text:list>
                </text:list-item>
              </text:list>
            </text:list-header>
          </text:list>
          <text:p text:style-name="P24"/>
        </text:list-item>
        <text:list-item>
          <text:p text:style-name="P39">The generalized equation for new execution time is,</text:p>
          <text:list>
            <text:list-header>
              <text:p text:style-name="P39"><draw:frame draw:style-name="fr1" draw:name="Object30" text:anchor-type="as-char" svg:y="-0.2453in" svg:width="5.6374in" svg:height="0.3945in" draw:z-index="32"><draw:object xlink:href="./Object 30" xlink:type="simple" xlink:show="embed" xlink:actuate="onLoad"/><draw:image xlink:href="./ObjectReplacements/Object 30" xlink:type="simple" xlink:show="embed" xlink:actuate="onLoad"/><svg:desc>formula</svg:desc></draw:frame></text:p>
            </text:list-header>
          </text:list>
          <text:p text:style-name="P40"/>
          <text:p text:style-name="P41">If the vector rate is doubled to 40, holding the percent of vectorization constant, the improved execution time will be,</text:p>
          <text:list text:continue-numbering="true">
            <text:list-header>
              <text:p text:style-name="P40"><draw:frame draw:style-name="fr1" draw:name="Object31" text:anchor-type="as-char" svg:y="-0.3228in" svg:width="4.411in" svg:height="0.6126in" draw:z-index="33"><draw:object xlink:href="./Object 31" xlink:type="simple" xlink:show="embed" xlink:actuate="onLoad"/><draw:image xlink:href="./ObjectReplacements/Object 31" xlink:type="simple" xlink:show="embed" xlink:actuate="onLoad"/><svg:desc>formula</svg:desc></draw:frame></text:p>
            </text:list-header>
          </text:list>
          <text:p text:style-name="P40"/>
          <text:p text:style-name="P41">If we were to achieve the above improved execution time by increasing the percent of vectorization while holding the vector rate constant at 20, the improved percent vectorization can be found by solving,</text:p>
          <text:list text:continue-numbering="true">
            <text:list-header>
              <text:p text:style-name="P40"><draw:frame draw:style-name="fr1" draw:name="Object32" text:anchor-type="as-char" svg:y="-0.2453in" svg:width="6.1272in" svg:height="0.3945in" draw:z-index="34"><draw:object xlink:href="./Object 32" xlink:type="simple" xlink:show="embed" xlink:actuate="onLoad"/><draw:image xlink:href="./ObjectReplacements/Object 32" xlink:type="simple" xlink:show="embed" xlink:actuate="onLoad"/><svg:desc>formula</svg:desc></draw:frame></text:p>
              <text:p text:style-name="P40"><draw:frame draw:style-name="fr1" draw:name="Object33" text:anchor-type="as-char" svg:y="-0.2453in" svg:width="2.8799in" svg:height="0.3945in" draw:z-index="35"><draw:object xlink:href="./Object 33" xlink:type="simple" xlink:show="embed" xlink:actuate="onLoad"/><draw:image xlink:href="./ObjectReplacements/Object 33" xlink:type="simple" xlink:show="embed" xlink:actuate="onLoad"/><svg:desc>formula</svg:desc></draw:frame>= 71.8421%</text:p>
            </text:list-header>
          </text:list>
          <text:p text:style-name="P40"><text:s/></text:p>
          <text:p text:style-name="P42"><text:soft-page-break/>Thus, equal performance improvement can be achieved by 1.8421% increase in the percentage of vectorization. This implies <text:span text:style-name="T12">equal performance improvemen</text:span><text:span text:style-name="T15">t is possible by increasing percentage vectorization through</text:span><text:span text:style-name="T12"> lower </text:span><text:span text:style-name="T15">investment in terms of </text:span><text:span text:style-name="T12">time and money as compared to vector rate enhancement.</text:span></text:p>
        </text:list-item>
      </text:list>
      <text:p text:style-name="P74">QUESTION 4</text:p>
      <text:p text:style-name="P12"/>
      <text:list xml:id="list6941718800699310113" text:style-name="L5">
        <text:list-item>
          <text:p text:style-name="P44">As a result of using the new addressing mode for 10% of <text:span text:style-name="T22">the</text:span> displacement load and store instructions,</text:p>
          <text:list>
            <text:list-header>
              <text:p text:style-name="P43"><draw:frame draw:style-name="fr1" draw:name="Object34" text:anchor-type="as-char" svg:y="-0.1484in" svg:width="2.3866in" svg:height="0.1846in" draw:z-index="19"><draw:object xlink:href="./Object 34" xlink:type="simple" xlink:show="embed" xlink:actuate="onLoad"/><draw:image xlink:href="./ObjectReplacements/Object 34" xlink:type="simple" xlink:show="embed" xlink:actuate="onLoad"/></draw:frame></text:p>
            </text:list-header>
          </text:list>
          <text:p text:style-name="P46">Since number of instructions for specifying the address computation and offset displacement is halved as a result of the new addressing mode,</text:p>
          <text:list text:continue-numbering="true">
            <text:list-header>
              <text:p text:style-name="P43"><draw:frame draw:style-name="fr1" draw:name="Object35" text:anchor-type="as-char" svg:y="-0.1484in" svg:width="2.611in" svg:height="0.1846in" draw:z-index="28"><draw:object xlink:href="./Object 35" xlink:type="simple" xlink:show="embed" xlink:actuate="onLoad"/><draw:image xlink:href="./ObjectReplacements/Object 35" xlink:type="simple" xlink:show="embed" xlink:actuate="onLoad"/></draw:frame></text:p>
            </text:list-header>
          </text:list>
          <text:p text:style-name="P43"/>
          <text:p text:style-name="P43">Therefore the ratio,</text:p>
          <text:list text:continue-numbering="true">
            <text:list-header>
              <text:p text:style-name="P43"><draw:frame draw:style-name="fr1" draw:name="Object36" text:anchor-type="as-char" svg:y="-0.2693in" svg:width="2.0646in" svg:height="0.4437in" draw:z-index="37"><draw:object xlink:href="./Object 36" xlink:type="simple" xlink:show="embed" xlink:actuate="onLoad"/><draw:image xlink:href="./ObjectReplacements/Object 36" xlink:type="simple" xlink:show="embed" xlink:actuate="onLoad"/><svg:desc>formula</svg:desc></draw:frame></text:p>
            </text:list-header>
          </text:list>
          <text:p text:style-name="P43"><text:s/></text:p>
        </text:list-item>
        <text:list-item>
          <text:p text:style-name="P44">Since the introduction of the new addressing mode causes the clock cycle duration to increase by 5%, the new execution time is,</text:p>
          <text:list>
            <text:list-header>
              <text:p text:style-name="P43"><draw:frame draw:style-name="fr1" draw:name="Object37" text:anchor-type="as-char" svg:y="-0.2307in" svg:width="3.0756in" svg:height="0.428in" draw:z-index="38"><draw:object xlink:href="./Object 37" xlink:type="simple" xlink:show="embed" xlink:actuate="onLoad"/><draw:image xlink:href="./ObjectReplacements/Object 37" xlink:type="simple" xlink:show="embed" xlink:actuate="onLoad"/><svg:desc>formula</svg:desc></draw:frame></text:p>
            </text:list-header>
          </text:list>
          <text:p text:style-name="P43">that is, a 3.05% increase in execution time. </text:p>
          <text:p text:style-name="P43"/>
          <text:p text:style-name="P25">The old machine is faster than the new one by 3.05%</text:p>
        </text:list-item>
      </text:list>
      <text:p text:style-name="P74">QUESTION 5</text:p>
      <text:p text:style-name="P12"/>
      <text:p text:style-name="P45"><text:tab/>Let us consider the following excerpt of the data on offset sizes for this questio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Offset Bits</text:p>
          </table:table-cell>
          <table:table-cell table:style-name="Table1.A1" office:value-type="string">
            <text:p text:style-name="P3">Signed Offset Bits</text:p>
          </table:table-cell>
          <table:table-cell table:style-name="Table1.A1" office:value-type="string">
            <text:p text:style-name="P3">Cum. Data Ref.</text:p>
          </table:table-cell>
          <table:table-cell table:style-name="Table1.D1" office:value-type="string">
            <text:p text:style-name="P3">Cum. Branches</text:p>
          </table:table-cell>
        </table:table-row>
        <table:table-row>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30.4%</text:p>
          </table:table-cell>
          <table:table-cell table:style-name="Table1.D2" office:value-type="string">
            <text:p text:style-name="P4">0.1%</text:p>
          </table:table-cell>
        </table:table-row>
        <table:table-row>
          <table:table-cell table:style-name="Table1.A2" office:value-type="string">
            <text:p text:style-name="P4">7</text:p>
          </table:table-cell>
          <table:table-cell table:style-name="Table1.A2" office:value-type="string">
            <text:p text:style-name="P4">8</text:p>
          </table:table-cell>
          <table:table-cell table:style-name="Table1.A2" office:value-type="string">
            <text:p text:style-name="P4">66.9%</text:p>
          </table:table-cell>
          <table:table-cell table:style-name="Table1.D2" office:value-type="string">
            <text:p text:style-name="P4">85.2%</text:p>
          </table:table-cell>
        </table:table-row>
        <table:table-row>
          <table:table-cell table:style-name="Table1.A2" office:value-type="string">
            <text:p text:style-name="P4">15</text:p>
          </table:table-cell>
          <table:table-cell table:style-name="Table1.A2" office:value-type="string">
            <text:p text:style-name="P4">16</text:p>
          </table:table-cell>
          <table:table-cell table:style-name="Table1.A2" office:value-type="string">
            <text:p text:style-name="P4">100%</text:p>
          </table:table-cell>
          <table:table-cell table:style-name="Table1.D2" office:value-type="string">
            <text:p text:style-name="P4">98.5%</text:p>
          </table:table-cell>
        </table:table-row>
        <table:table-row>
          <table:table-cell table:style-name="Table1.A2" office:value-type="string">
            <text:p text:style-name="P4">23</text:p>
          </table:table-cell>
          <table:table-cell table:style-name="Table1.A2" office:value-type="string">
            <text:p text:style-name="P4">24</text:p>
          </table:table-cell>
          <table:table-cell table:style-name="Table1.A2" office:value-type="string">
            <text:p text:style-name="P4">100%</text:p>
          </table:table-cell>
          <table:table-cell table:style-name="Table1.D2" office:value-type="string">
            <text:p text:style-name="P4">100%</text:p>
          </table:table-cell>
        </table:table-row>
      </table:table>
      <text:p text:style-name="P9"><text:tab/></text:p>
      <text:p text:style-name="P45"><text:tab/>We can also group the data on instruction usage by programs in the benchmark as follows,</text:p>
      <text:p text:style-name="P9"><text:s/></text:p>
      <table:table table:name="Table2" table:style-name="Table2">
        <table:table-column table:style-name="Table2.A"/>
        <table:table-column table:style-name="Table2.B"/>
        <table:table-column table:style-name="Table2.C"/>
        <table:table-row>
          <table:table-cell table:style-name="Table2.A1" office:value-type="string">
            <text:p text:style-name="P3">Instruction Class</text:p>
          </table:table-cell>
          <table:table-cell table:style-name="Table2.A1" office:value-type="string">
            <text:p text:style-name="P3">Instructions</text:p>
          </table:table-cell>
          <table:table-cell table:style-name="Table2.C1" office:value-type="string">
            <text:p text:style-name="P3">Avg. Usage</text:p>
          </table:table-cell>
        </table:table-row>
        <table:table-row>
          <table:table-cell table:style-name="Table2.A2" office:value-type="string">
            <text:p text:style-name="P4">Data Transfer / Reference</text:p>
          </table:table-cell>
          <table:table-cell table:style-name="Table2.A2" office:value-type="string">
            <text:p text:style-name="P4">Load, store, load imm</text:p>
          </table:table-cell>
          <table:table-cell table:style-name="Table2.C2" office:value-type="string">
            <text:p text:style-name="P4">38%</text:p>
          </table:table-cell>
        </table:table-row>
        <table:table-row>
          <table:table-cell table:style-name="Table2.A2" office:value-type="string">
            <text:p text:style-name="P4">Control / Branch</text:p>
          </table:table-cell>
          <table:table-cell table:style-name="Table2.A2" office:value-type="string">
            <text:p text:style-name="P4">Cond branch, cond move, jump, call, return</text:p>
          </table:table-cell>
          <table:table-cell table:style-name="Table2.C2" office:value-type="string">
            <text:p text:style-name="P4">16%</text:p>
          </table:table-cell>
        </table:table-row>
        <table:table-row>
          <table:table-cell table:style-name="Table2.A2" office:value-type="string">
            <text:p text:style-name="P4">ALU</text:p>
          </table:table-cell>
          <table:table-cell table:style-name="Table2.A2" office:value-type="string">
            <text:p text:style-name="P4">Rest of the instructions</text:p>
          </table:table-cell>
          <table:table-cell table:style-name="Table2.C2" office:value-type="string">
            <text:p text:style-name="P4">46%</text:p>
          </table:table-cell>
        </table:table-row>
      </table:table>
      <text:p text:style-name="P71"/>
      <text:p text:style-name="P71"><text:tab/><text:span text:style-name="T28">The “load imm” instruction is classified as a data transfer/reference instruction since the immediate value requires additional bits in the instruction which can be considered to be offset length.</text:span></text:p>
      <text:p text:style-name="P70"><text:tab/>The register-register move instruction usage has been stated to be considered in the MIPS table as part of the “or” instruction usage. That leaves the “cond move” instruction which we classify as a control/branch instruction. This instruction does not need offset bits as the move is between GPRs, and such a case is assumed to be considered in the 0 offset length table row/entry.</text:p>
      <text:p text:style-name="P13"/>
      <text:list xml:id="list5201783607101940500" text:style-name="L6">
        <text:list-item>
          <text:p text:style-name="P64"><text:s/></text:p>
          <text:list>
            <text:list-header>
              <text:p text:style-name="P65"><draw:frame draw:style-name="fr1" draw:name="Object38" text:anchor-type="as-char" svg:y="-0.339in" svg:width="6.1181in" svg:height="0.6299in" draw:z-index="12"><draw:object xlink:href="./Object 38" xlink:type="simple" xlink:show="embed" xlink:actuate="onLoad"/><draw:image xlink:href="./ObjectReplacements/Object 38" xlink:type="simple" xlink:show="embed" xlink:actuate="onLoad"/></draw:frame><text:tab/><text:tab/><text:tab/><text:tab/><text:tab/> <text:s text:c="5"/><text:span text:style-name="T14">= 20.6094 bits</text:span></text:p>
              <text:list>
                <text:list-header>
                  <text:p text:style-name="P65"><text:span text:style-name="T25">Avg</text:span><text:span text:style-name="T26">InstrF</text:span><text:span text:style-name="T25">etch</text:span><text:span text:style-name="T3">variableOffset</text:span><text:span text:style-name="T25"> </text:span><text:span text:style-name="T14">~ </text:span><text:span text:style-name="T16">3 bytes</text:span></text:p>
                </text:list-header>
              </text:list>
            </text:list-header>
          </text:list>
          <text:p text:style-name="P66"><text:s/></text:p>
        </text:list-item>
        <text:list-item>
          <text:p text:style-name="P57">Offset length greater than 8 bits causes a new instruction to be used to specify the rest of the offset. The number of instructions is determined by calculating <draw:frame draw:style-name="fr2" draw:name="Object15" text:anchor-type="as-char" svg:y="-0.1484in" svg:width="1.1602in" svg:height="0.1898in" draw:z-index="39"><draw:object xlink:href="./Object 15" xlink:type="simple" xlink:show="embed" xlink:actuate="onLoad"/><draw:image xlink:href="./ObjectReplacements/Object 15" xlink:type="simple" xlink:show="embed" xlink:actuate="onLoad"/></draw:frame></text:p>
          <text:p text:style-name="P57"/>
          <text:list>
            <text:list-header>
              <text:p text:style-name="P66"><draw:frame draw:style-name="fr1" draw:name="Object39" text:anchor-type="as-char" svg:y="-0.339in" svg:width="5.0661in" svg:height="0.6299in" draw:z-index="16"><draw:object xlink:href="./Object 39" xlink:type="simple" xlink:show="embed" xlink:actuate="onLoad"/><draw:image xlink:href="./ObjectReplacements/Object 39" xlink:type="simple" xlink:show="embed" xlink:actuate="onLoad"/><svg:desc>formula</svg:desc></draw:frame></text:p>
              <text:list>
                <text:list-item>
                  <text:list>
                    <text:list-item>
                      <text:list>
                        <text:list-item>
                          <text:list>
                            <text:list-item>
                              <text:list>
                                <text:list-item>
                                  <text:list>
                                    <text:list-header>
                                      <text:p text:style-name="P52"><text:soft-page-break/><text:s text:c="4"/>= 11.04 + 12.13872 + 4.46592</text:p>
                                      <text:p text:style-name="P53"><text:s text:c="4"/><text:span text:style-name="T14">= 27.64464 bits</text:span></text:p>
                                    </text:list-header>
                                  </text:list>
                                </text:list-item>
                              </text:list>
                            </text:list-item>
                          </text:list>
                        </text:list-item>
                      </text:list>
                    </text:list-item>
                  </text:list>
                  <text:p text:style-name="P53"><text:span text:style-name="T26">AvgInstrFetch</text:span><text:span text:style-name="T3">fixedInstr</text:span><text:span text:style-name="T25"> </text:span><text:span text:style-name="T14">~ 4 bytes</text:span></text:p>
                </text:list-item>
              </text:list>
              <text:p text:style-name="P60"><text:span text:style-name="T14"/></text:p>
            </text:list-header>
          </text:list>
          <text:p text:style-name="P60"><text:span text:style-name="T29">If the configuration fetches instructions byte-by-byte, variable offset length (as in part A) is better than fixed instruction length as it will cause one less byte to be fetched. On the other hand if the configuration fetches instructions word-by-word (word-length &gt; 1 byte) then both variable offset length and fixed instruction length are rendered equivalent as same number of words will be fetched during instruction fetch.</text:span></text:p>
          <text:p text:style-name="P54"><text:s/></text:p>
        </text:list-item>
        <text:list-item>
          <text:p text:style-name="P54"><text:span text:style-name="T30">If length of instructions is determined by class of instructions i.e. branch and data transfer instructions are assumed to use offset bits (disregarding that some may not specify offset),</text:span></text:p>
          <text:list>
            <text:list-header>
              <text:p text:style-name="P55"><draw:frame draw:style-name="fr1" draw:name="Object40" text:anchor-type="as-char" svg:y="-0.152in" svg:width="4.0752in" svg:height="0.2134in" draw:z-index="18"><draw:object xlink:href="./Object 40" xlink:type="simple" xlink:show="embed" xlink:actuate="onLoad"/><draw:image xlink:href="./ObjectReplacements/Object 40" xlink:type="simple" xlink:show="embed" xlink:actuate="onLoad"/></draw:frame></text:p>
              <text:list>
                <text:list-item>
                  <text:list>
                    <text:list-item>
                      <text:list>
                        <text:list-item>
                          <text:list>
                            <text:list-item>
                              <text:list>
                                <text:list-item>
                                  <text:list>
                                    <text:list-item>
                                      <text:list>
                                        <text:list-header>
                                          <text:p text:style-name="P67">= 28.96 bits</text:p>
                                        </text:list-header>
                                      </text:list>
                                    </text:list-item>
                                  </text:list>
                                </text:list-item>
                              </text:list>
                            </text:list-item>
                          </text:list>
                        </text:list-item>
                      </text:list>
                    </text:list-item>
                  </text:list>
                  <text:p text:style-name="P67"><text:span text:style-name="T24"><text:s/>AvgInstrFetch</text:span><text:span text:style-name="T4">fixedOffset</text:span><text:span text:style-name="T23"> </text:span><text:span text:style-name="T27">~</text:span> <text:span text:style-name="T19">4</text:span> bytes</text:p>
                </text:list-item>
              </text:list>
              <text:p text:style-name="P57"/>
            </text:list-header>
          </text:list>
          <text:p text:style-name="P57">If the configuration fetches instructions byte-by-byte, variable offset length (as in part A) is better than fixed offset length as it will cause one less byte to be fetched. Irrespective of whether the configuration fetches instructions byte-by-byte or word-by-word (word-length &gt; 1 byte), both fixed instruction length and fixed offset length are equivalent as same number of bytes/words will be fetched during instruction fetch.</text:p>
          <text:p text:style-name="P57"><text:s/></text:p>
          <text:p text:style-name="P56"><text:span text:style-name="T30">On the other hand if the configuration optimizes length of instructions by not allocating 24 offset bits to branch and data transfer instructions that do not specify offset we get,</text:span></text:p>
          <text:list text:continue-numbering="true">
            <text:list-header>
              <text:p text:style-name="P56"><draw:frame draw:style-name="fr1" draw:name="Object41" text:anchor-type="as-char" svg:y="-0.339in" svg:width="4.2437in" svg:height="0.6299in" draw:z-index="40"><draw:object xlink:href="./Object 41" xlink:type="simple" xlink:show="embed" xlink:actuate="onLoad"/><draw:image xlink:href="./ObjectReplacements/Object 41" xlink:type="simple" xlink:show="embed" xlink:actuate="onLoad"/><svg:desc>formula</svg:desc></draw:frame></text:p>
              <text:list>
                <text:list-item>
                  <text:list>
                    <text:list-item>
                      <text:list>
                        <text:list-item>
                          <text:list>
                            <text:list-item>
                              <text:list>
                                <text:list-item>
                                  <text:list>
                                    <text:list-item>
                                      <text:list>
                                        <text:list-header>
                                          <text:p text:style-name="P69">= <text:span text:style-name="T31">26.18</text:span> bits</text:p>
                                        </text:list-header>
                                      </text:list>
                                    </text:list-item>
                                  </text:list>
                                </text:list-item>
                              </text:list>
                            </text:list-item>
                          </text:list>
                        </text:list-item>
                      </text:list>
                    </text:list-item>
                  </text:list>
                  <text:p text:style-name="P68"><text:span text:style-name="T24"><text:s/>AvgInstrFetch</text:span><text:span text:style-name="T4">fixedOffset</text:span><text:span text:style-name="T23"> </text:span><text:span text:style-name="T27">~</text:span> <text:span text:style-name="T19">4</text:span> bytes</text:p>
                </text:list-item>
              </text:list>
              <text:p text:style-name="P58"/>
            </text:list-header>
          </text:list>
          <text:p text:style-name="P59">If the configuration fetches instructions byte-by-byte, variable offset length (as in part A) is <text:span text:style-name="T31">still </text:span>better than fixed offset length as it will cause one less byte to be fetched. </text:p>
          <text:p text:style-name="P59"><text:span text:style-name="T31">In terms of bits fixed offset length results in shorter average instruction length than fixed instruction length in this case. Nevertheless, irrespective</text:span> of whether the configuration fetches instructions byte-by-byte or word-by-word (word-length &gt; 1 byte), both fixed instruction length and fixed offset length are equivalent as same number of bytes/words will be fetched during instruction fetc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style:vertical-align="middle" fo:padding="0.0382in" fo:border-left="none" fo:border-right="none" fo:border-top="none" fo:border-bottom="0.05pt solid #4c4c4c"/>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left="none" fo:border-right="none" fo:border-top="0.05pt solid #4c4c4c" fo:border-bottom="none"/>
    </style:style>
    <style:style style:name="MP1" style:family="paragraph" style:parent-style-name="Table_20_Contents">
      <style:text-properties fo:color="#666666" style:font-name="Courier" fo:font-size="10pt" officeooo:rsid="00198a36" officeooo:paragraph-rsid="00198a36" style:font-size-asian="10pt" style:font-size-complex="10pt"/>
    </style:style>
    <style:style style:name="MP2" style:family="paragraph" style:parent-style-name="Table_20_Contents">
      <style:paragraph-properties fo:text-align="end" style:justify-single-word="false"/>
      <style:text-properties fo:color="#666666" style:font-name="Courier" fo:font-size="10pt" officeooo:rsid="00198a36" officeooo:paragraph-rsid="00198a36" style:font-size-asian="10pt" style:font-size-complex="10pt"/>
    </style:style>
    <style:style style:name="MP3" style:family="paragraph" style:parent-style-name="Header">
      <style:text-properties officeooo:rsid="00198a36" officeooo:paragraph-rsid="00198a36"/>
    </style:style>
    <style:style style:name="MP4" style:family="paragraph" style:parent-style-name="Footer">
      <style:paragraph-properties fo:text-align="end" style:justify-single-word="false"/>
      <style:text-properties fo:color="#666666" style:font-name="Courier" fo:font-size="10pt" officeooo:paragraph-rsid="001ca28b" style:font-size-asian="10pt" style:font-size-complex="10pt"/>
    </style:style>
    <style:style style:name="MP5"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able:table table:name="Table4" table:style-name="Table4">
          <table:table-column table:style-name="Table4.A"/>
          <table:table-column table:style-name="Table4.B"/>
          <table:table-row>
            <table:table-cell table:style-name="Table4.A1" office:value-type="string">
              <text:p text:style-name="MP1">CMSC 611 – Assignment 1</text:p>
            </table:table-cell>
            <table:table-cell table:style-name="Table4.A1" office:value-type="string">
              <text:p text:style-name="MP2">Akshay Peshave (DA74652)</text:p>
            </table:table-cell>
          </table:table-row>
        </table:table>
        <text:p text:style-name="MP3"/>
      </style:header>
      <style:footer>
        <table:table table:name="Table3" table:style-name="Table3">
          <table:table-column table:style-name="Table3.A"/>
          <table:table-row>
            <table:table-cell table:style-name="Table3.A1" office:value-type="string">
              <text:p text:style-name="MP4"><text:page-number text:select-page="current">8</text:page-number>/<text:page-count>8</text:page-count></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xxe </meta:initial-creator>
    <meta:creation-date>2014-02-17T14:38:16.179874667</meta:creation-date>
    <dc:date>2014-02-20T10:37:48.820243422</dc:date>
    <dc:creator>axxe </dc:creator>
    <meta:editing-duration>PT10H51M23S</meta:editing-duration>
    <meta:editing-cycles>27</meta:editing-cycles>
    <meta:generator>LibreOffice/4.1.3.2$Linux_X86_64 LibreOffice_project/410m0$Build-2</meta:generator>
    <meta:document-statistic meta:table-count="4" meta:image-count="0" meta:object-count="41" meta:page-count="8" meta:paragraph-count="145" meta:word-count="1042" meta:character-count="6416" meta:non-whitespace-character-count="5399"/>
  </office:meta>
</office:document-meta>
</file>

<file path=Object 1/content.xml><?xml version="1.0" encoding="utf-8"?>
<math xmlns="http://www.w3.org/1998/Math/MathML">
  <semantics>
    <mrow>
      <mrow>
        <mfrac>
          <mrow>
            <mi mathvariant="italic">clock</mi>
            <msub>
              <mi mathvariant="italic">rate</mi>
              <mrow>
                <mi mathvariant="italic">old</mi>
              </mrow>
            </msub>
          </mrow>
          <mrow>
            <mrow>
              <msub>
                <mi mathvariant="italic">instructions</mi>
                <mrow>
                  <mi mathvariant="italic">old</mi>
                </mrow>
              </msub>
              <mo stretchy="false">∗</mo>
              <mi mathvariant="italic">CPI</mi>
            </mrow>
          </mrow>
        </mfrac>
      </mrow>
      <mrow>
        <mi/>
        <mo stretchy="false">=</mo>
        <mi/>
      </mrow>
      <mrow>
        <mfrac>
          <mrow>
            <mn>0.75</mn>
            <mo stretchy="false">∗</mo>
            <mrow>
              <mi mathvariant="italic">clock</mi>
              <msub>
                <mi mathvariant="italic">rate</mi>
                <mrow>
                  <mi mathvariant="italic">old</mi>
                </mrow>
              </msub>
            </mrow>
          </mrow>
          <mrow>
            <mrow>
              <msub>
                <mi mathvariant="italic">instructions</mi>
                <mrow>
                  <mi mathvariant="italic">new</mi>
                </mrow>
              </msub>
              <mo stretchy="false">∗</mo>
              <mi mathvariant="italic">CPI</mi>
            </mrow>
          </mrow>
        </mfrac>
      </mrow>
    </mrow>
    <annotation encoding="StarMath 5.0">{{clock rate_{old}} over {instructions_{old} * CPI} } ~=~ {0.75 * {clock rate_{old}} over {instructions_{new} * CPI}}</annotation>
  </semantics>
</math>
</file>

<file path=Object 10/content.xml><?xml version="1.0" encoding="utf-8"?>
<math xmlns="http://www.w3.org/1998/Math/MathML">
  <semantics>
    <mrow>
      <mrow>
        <msub>
          <mi mathvariant="italic">MIPS</mi>
          <mrow>
            <mi mathvariant="italic">oldConfig</mi>
          </mrow>
        </msub>
      </mrow>
      <mrow>
        <mi/>
        <mo stretchy="false">=</mo>
        <mi/>
      </mrow>
      <mrow>
        <mfrac>
          <mrow>
            <mrow>
              <mi>I</mi>
              <mo stretchy="false">+</mo>
              <mrow>
                <mo stretchy="false">(</mo>
                <mrow>
                  <mrow>
                    <mi>F</mi>
                    <mo stretchy="false">∗</mo>
                    <mi>Y</mi>
                  </mrow>
                </mrow>
                <mo stretchy="false">)</mo>
              </mrow>
            </mrow>
          </mrow>
          <mrow>
            <mrow>
              <mi>W</mi>
              <mo stretchy="false">∗</mo>
              <msup>
                <mn>10</mn>
                <mrow>
                  <mn>6</mn>
                </mrow>
              </msup>
            </mrow>
          </mrow>
        </mfrac>
      </mrow>
    </mrow>
    <annotation encoding="StarMath 5.0">{MIPS_{oldConfig}} ~=~ {{I + (F * Y)} over {W*10^{6}}}</annotation>
  </semantics>
</math>
</file>

<file path=Object 11/content.xml><?xml version="1.0" encoding="utf-8"?>
<math xmlns="http://www.w3.org/1998/Math/MathML">
  <semantics>
    <mrow>
      <mrow>
        <msub>
          <mi mathvariant="italic">MIPS</mi>
          <mrow>
            <mi mathvariant="italic">newConfig</mi>
          </mrow>
        </msub>
      </mrow>
      <mrow>
        <mi/>
        <mo stretchy="false">=</mo>
        <mi/>
      </mrow>
      <mrow>
        <mfrac>
          <mrow>
            <mrow>
              <mi>I</mi>
              <mo stretchy="false">+</mo>
              <mi>F</mi>
            </mrow>
          </mrow>
          <mrow>
            <mrow>
              <mi>B</mi>
              <mo stretchy="false">∗</mo>
              <msup>
                <mn>10</mn>
                <mrow>
                  <mn>6</mn>
                </mrow>
              </msup>
            </mrow>
          </mrow>
        </mfrac>
      </mrow>
    </mrow>
    <annotation encoding="StarMath 5.0">{MIPS_{newConfig}} ~=~ {{I + F} over {B*10^{6}}}</annotation>
  </semantics>
</math>
</file>

<file path=Object 12/content.xml><?xml version="1.0" encoding="utf-8"?>
<math xmlns="http://www.w3.org/1998/Math/MathML">
  <semantics>
    <mrow>
      <mrow>
        <mi>I</mi>
      </mrow>
      <mrow>
        <mi/>
        <mo stretchy="false">=</mo>
        <mi/>
      </mrow>
      <mrow>
        <mrow>
          <mrow>
            <mo stretchy="false">(</mo>
            <mrow>
              <mrow>
                <mrow>
                  <msub>
                    <mi mathvariant="italic">MIPS</mi>
                    <mrow>
                      <mi mathvariant="italic">oldConfig</mi>
                    </mrow>
                  </msub>
                  <mo stretchy="false">∗</mo>
                  <mi>W</mi>
                </mrow>
                <mo stretchy="false">∗</mo>
                <msup>
                  <mn>10</mn>
                  <mrow>
                    <mn>6</mn>
                  </mrow>
                </msup>
              </mrow>
            </mrow>
            <mo stretchy="false">)</mo>
          </mrow>
          <mo stretchy="false">−</mo>
          <mrow>
            <mo stretchy="false">(</mo>
            <mrow>
              <mrow>
                <mi>F</mi>
                <mo stretchy="false">∗</mo>
                <mi>Y</mi>
              </mrow>
            </mrow>
            <mo stretchy="false">)</mo>
          </mrow>
        </mrow>
      </mrow>
    </mrow>
    <annotation encoding="StarMath 5.0">{I} ~=~ {(MIPS_{oldConfig} * W * 10^{6}) - (F * Y)}</annotation>
  </semantics>
</math>
</file>

<file path=Object 13/content.xml><?xml version="1.0" encoding="utf-8"?>
<math xmlns="http://www.w3.org/1998/Math/MathML">
  <semantics>
    <mrow>
      <mrow/>
      <mrow>
        <mi/>
        <mo stretchy="false">=</mo>
        <mi/>
      </mrow>
      <mrow>
        <mrow>
          <mrow>
            <mo stretchy="false">(</mo>
            <mrow>
              <mrow>
                <mrow>
                  <mn>120</mn>
                  <mo stretchy="false">∗</mo>
                  <mn>4</mn>
                </mrow>
                <mo stretchy="false">∗</mo>
                <msup>
                  <mn>10</mn>
                  <mrow>
                    <mn>6</mn>
                  </mrow>
                </msup>
              </mrow>
            </mrow>
            <mo stretchy="false">)</mo>
          </mrow>
          <mo stretchy="false">−</mo>
          <mrow>
            <mo stretchy="false">(</mo>
            <mrow>
              <mrow>
                <mrow>
                  <mn>8</mn>
                  <mo stretchy="false">∗</mo>
                  <msup>
                    <mn>10</mn>
                    <mrow>
                      <mn>6</mn>
                    </mrow>
                  </msup>
                </mrow>
                <mo stretchy="false">∗</mo>
                <mn>50</mn>
              </mrow>
            </mrow>
            <mo stretchy="false">)</mo>
          </mrow>
        </mrow>
      </mrow>
    </mrow>
    <annotation encoding="StarMath 5.0">{} ~=~ {(120 * 4 * 10^{6}) - (8 * 10^{6} * 50)}</annotation>
  </semantics>
</math>
</file>

<file path=Object 14/content.xml><?xml version="1.0" encoding="utf-8"?>
<math xmlns="http://www.w3.org/1998/Math/MathML">
  <semantics>
    <mrow>
      <mrow>
        <mi>B</mi>
      </mrow>
      <mrow>
        <mi/>
        <mo stretchy="false">=</mo>
        <mi/>
      </mrow>
      <mrow>
        <mfrac>
          <mrow>
            <mrow>
              <mi>I</mi>
              <mo stretchy="false">+</mo>
              <mi>F</mi>
            </mrow>
          </mrow>
          <mrow>
            <mrow>
              <msub>
                <mi mathvariant="italic">MIPS</mi>
                <mrow>
                  <mi mathvariant="italic">newConfig</mi>
                </mrow>
              </msub>
              <mo stretchy="false">∗</mo>
              <msup>
                <mn>10</mn>
                <mrow>
                  <mn>6</mn>
                </mrow>
              </msup>
            </mrow>
          </mrow>
        </mfrac>
      </mrow>
      <mrow/>
      <mrow>
        <mi/>
        <mo stretchy="false">=</mo>
        <mi/>
      </mrow>
      <mrow>
        <mfrac>
          <mrow>
            <mrow>
              <mrow>
                <mo stretchy="false">(</mo>
                <mrow>
                  <mrow>
                    <mn>80</mn>
                    <mo stretchy="false">∗</mo>
                    <msup>
                      <mn>10</mn>
                      <mrow>
                        <mn>6</mn>
                      </mrow>
                    </msup>
                  </mrow>
                </mrow>
                <mo stretchy="false">)</mo>
              </mrow>
              <mo stretchy="false">+</mo>
              <mrow>
                <mo stretchy="false">(</mo>
                <mrow>
                  <mrow>
                    <mn>8</mn>
                    <mo stretchy="false">∗</mo>
                    <msup>
                      <mn>10</mn>
                      <mrow>
                        <mn>6</mn>
                      </mrow>
                    </msup>
                  </mrow>
                </mrow>
                <mo stretchy="false">)</mo>
              </mrow>
            </mrow>
          </mrow>
          <mrow>
            <mrow>
              <mn>80</mn>
              <mo stretchy="false">∗</mo>
              <msup>
                <mn>10</mn>
                <mrow>
                  <mn>6</mn>
                </mrow>
              </msup>
            </mrow>
          </mrow>
        </mfrac>
      </mrow>
    </mrow>
    <annotation encoding="StarMath 5.0">{B} ~=~ {{I+F} over {MIPS_{newConfig} * 10^{6}}} {} ~=~ {{(80 * 10^{6}) + (8 * 10^{6})} over {80 * 10^{6}}}</annotation>
  </semantics>
</math>
</file>

<file path=Object 15/content.xml><?xml version="1.0" encoding="utf-8"?>
<math xmlns="http://www.w3.org/1998/Math/MathML">
  <semantics>
    <mrow>
      <mrow>
        <mo stretchy="false">⌈</mo>
        <mrow>
          <mrow>
            <mrow>
              <mi mathvariant="italic">offset</mi>
              <mi mathvariant="italic">length</mi>
            </mrow>
            <mo stretchy="false">/</mo>
            <mn>8</mn>
          </mrow>
        </mrow>
        <mo stretchy="false">⌉</mo>
      </mrow>
    </mrow>
    <annotation encoding="StarMath 5.0">lceil {offset length} / 8 rceil </annotation>
  </semantics>
</math>
</file>

<file path=Object 16/content.xml><?xml version="1.0" encoding="utf-8"?>
<math xmlns="http://www.w3.org/1998/Math/MathML">
  <semantics>
    <mrow>
      <mrow>
        <msub>
          <mi mathvariant="italic">Time</mi>
          <mrow>
            <mi mathvariant="italic">intInstr</mi>
          </mrow>
        </msub>
      </mrow>
      <mrow>
        <mi/>
        <mo stretchy="false">=</mo>
        <mi/>
      </mrow>
      <mrow>
        <mfrac>
          <mrow>
            <mrow>
              <mi>W</mi>
              <mo stretchy="false">∗</mo>
              <mi>I</mi>
            </mrow>
          </mrow>
          <mrow>
            <mrow>
              <mi>I</mi>
              <mo stretchy="false">+</mo>
              <mrow>
                <mo stretchy="false">(</mo>
                <mrow>
                  <mrow>
                    <mi>F</mi>
                    <mo stretchy="false">∗</mo>
                    <mi>Y</mi>
                  </mrow>
                </mrow>
                <mo stretchy="false">)</mo>
              </mrow>
            </mrow>
          </mrow>
        </mfrac>
      </mrow>
    </mrow>
    <annotation encoding="StarMath 5.0">{Time_{intInstr}} ~=~ {{W*I} over {I + (F*Y)}}</annotation>
  </semantics>
</math>
</file>

<file path=Object 17/content.xml><?xml version="1.0" encoding="utf-8"?>
<math xmlns="http://www.w3.org/1998/Math/MathML">
  <semantics>
    <mrow>
      <mrow>
        <msub>
          <mi mathvariant="italic">Time</mi>
          <mrow>
            <mi mathvariant="italic">floatInstr</mi>
          </mrow>
        </msub>
      </mrow>
      <mrow>
        <mi/>
        <mo stretchy="false">=</mo>
        <mi/>
      </mrow>
      <mrow>
        <mi>B</mi>
        <mo stretchy="false">−</mo>
        <msub>
          <mi mathvariant="italic">Time</mi>
          <mrow>
            <mi mathvariant="italic">intInstr</mi>
          </mrow>
        </msub>
      </mrow>
    </mrow>
    <annotation encoding="StarMath 5.0">{Time_{floatInstr}} ~=~ B - Time_{intInstr}</annotation>
  </semantics>
</math>
</file>

<file path=Object 18/content.xml><?xml version="1.0" encoding="utf-8"?>
<math xmlns="http://www.w3.org/1998/Math/MathML">
  <semantics>
    <mrow>
      <mrow>
        <msub>
          <mi mathvariant="italic">MFLOPS</mi>
          <mrow>
            <mi mathvariant="italic">newConfig</mi>
          </mrow>
        </msub>
      </mrow>
      <mrow>
        <mi/>
        <mo stretchy="false">=</mo>
        <mi/>
      </mrow>
      <mfrac>
        <mrow>
          <mi>F</mi>
        </mrow>
        <mrow>
          <mrow>
            <msub>
              <mi mathvariant="italic">Time</mi>
              <mrow>
                <mi mathvariant="italic">floatInstr</mi>
              </mrow>
            </msub>
            <mo stretchy="false">∗</mo>
            <msup>
              <mn>10</mn>
              <mrow>
                <mn>6</mn>
              </mrow>
            </msup>
          </mrow>
        </mrow>
      </mfrac>
      <mrow/>
      <mrow>
        <mi/>
        <mo stretchy="false">=</mo>
        <mi/>
      </mrow>
      <mrow>
        <mfrac>
          <mrow>
            <mn>8</mn>
            <mo stretchy="false">∗</mo>
            <msup>
              <mn>10</mn>
              <mrow>
                <mn>6</mn>
              </mrow>
            </msup>
          </mrow>
          <mrow>
            <mrow>
              <mn>0.4333</mn>
              <mo stretchy="false">∗</mo>
              <msup>
                <mn>10</mn>
                <mrow>
                  <mn>6</mn>
                </mrow>
              </msup>
            </mrow>
          </mrow>
        </mfrac>
      </mrow>
    </mrow>
    <annotation encoding="StarMath 5.0">{MFLOPS_{newConfig}} ~=~ {F} over {Time_{floatInstr} * 10^{6}} 
{}~=~ {8*10^{6} over {0.4333*10^{6}}}</annotation>
  </semantics>
</math>
</file>

<file path=Object 19/content.xml><?xml version="1.0" encoding="utf-8"?>
<math xmlns="http://www.w3.org/1998/Math/MathML">
  <semantics>
    <mrow>
      <mi/>
      <mrow/>
      <mrow>
        <mi/>
        <mo stretchy="false">=</mo>
        <mi/>
      </mrow>
      <mfrac>
        <mrow>
          <mrow>
            <mrow>
              <mn>4</mn>
              <mo stretchy="false">∗</mo>
              <mn>80</mn>
            </mrow>
            <mo stretchy="false">∗</mo>
            <msup>
              <mn>10</mn>
              <mrow>
                <mn>6</mn>
              </mrow>
            </msup>
          </mrow>
        </mrow>
        <mrow>
          <mrow>
            <mrow>
              <mo stretchy="false">(</mo>
              <mrow>
                <mrow>
                  <mn>80</mn>
                  <mo stretchy="false">∗</mo>
                  <msup>
                    <mn>10</mn>
                    <mrow>
                      <mn>6</mn>
                    </mrow>
                  </msup>
                </mrow>
              </mrow>
              <mo stretchy="false">)</mo>
            </mrow>
            <mo stretchy="false">+</mo>
            <mrow>
              <mo stretchy="false">(</mo>
              <mrow>
                <mrow>
                  <mrow>
                    <mn>8</mn>
                    <mo stretchy="false">∗</mo>
                    <msup>
                      <mn>10</mn>
                      <mrow>
                        <mn>6</mn>
                      </mrow>
                    </msup>
                  </mrow>
                  <mo stretchy="false">∗</mo>
                  <mn>50</mn>
                </mrow>
              </mrow>
              <mo stretchy="false">)</mo>
            </mrow>
          </mrow>
        </mrow>
      </mfrac>
    </mrow>
    <annotation encoding="StarMath 5.0">~~~~~~~~~`{} ~=~ {4*80*10^{6}} over {(80*10^{6}) + (8*10^{6}*50)}</annotation>
  </semantics>
</math>
</file>

<file path=Object 2/content.xml><?xml version="1.0" encoding="utf-8"?>
<math xmlns="http://www.w3.org/1998/Math/MathML">
  <semantics>
    <mrow>
      <mrow>
        <msub>
          <mi mathvariant="italic">instructions</mi>
          <mrow>
            <mi mathvariant="italic">new</mi>
          </mrow>
        </msub>
      </mrow>
      <mrow>
        <mi/>
        <mo stretchy="false">=</mo>
        <mi/>
      </mrow>
      <mrow>
        <mrow>
          <mn>0.75</mn>
          <mo stretchy="false">∗</mo>
          <msub>
            <mi mathvariant="italic">instructions</mi>
            <mrow>
              <mi mathvariant="italic">old</mi>
            </mrow>
          </msub>
        </mrow>
      </mrow>
    </mrow>
    <annotation encoding="StarMath 5.0">{instructions_{new}}~=~{0.75 * instructions_{old}}</annotation>
  </semantics>
</math>
</file>

<file path=Object 20/content.xml><?xml version="1.0" encoding="utf-8"?>
<math xmlns="http://www.w3.org/1998/Math/MathML">
  <semantics>
    <mrow>
      <mi/>
      <mrow/>
      <mrow>
        <mi/>
        <mo stretchy="false">=</mo>
        <mi/>
      </mrow>
      <mfrac>
        <mn>2</mn>
        <mn>3</mn>
      </mfrac>
      <mi mathvariant="italic">sec</mi>
    </mrow>
    <annotation encoding="StarMath 5.0">~~~~~~~~~`{} ~=~ 2 over 3 sec</annotation>
  </semantics>
</math>
</file>

<file path=Object 21/content.xml><?xml version="1.0" encoding="utf-8"?>
<math xmlns="http://www.w3.org/1998/Math/MathML">
  <semantics>
    <mrow>
      <mi/>
      <mrow/>
      <mrow>
        <mi/>
        <mo stretchy="false">=</mo>
        <mi/>
      </mrow>
      <mrow>
        <mn>1.1</mn>
        <mo stretchy="false">−</mo>
        <mfrac>
          <mn>2</mn>
          <mn>3</mn>
        </mfrac>
      </mrow>
    </mrow>
    <annotation encoding="StarMath 5.0">~~~~~~~~~~``{} ~=~ 1.1 - 2 over 3</annotation>
  </semantics>
</math>
</file>

<file path=Object 22/content.xml><?xml version="1.0" encoding="utf-8"?>
<math xmlns="http://www.w3.org/1998/Math/MathML">
  <semantics>
    <mrow>
      <mi/>
      <mrow/>
      <mrow>
        <mi/>
        <mo stretchy="false">=</mo>
        <mi/>
      </mrow>
      <mn>0.4333</mn>
      <mi mathvariant="italic">sec</mi>
    </mrow>
    <annotation encoding="StarMath 5.0">~~~~~~~~~~``{} ~=~ 0.4333 sec
</annotation>
  </semantics>
</math>
</file>

<file path=Object 23/content.xml><?xml version="1.0" encoding="utf-8"?>
<math xmlns="http://www.w3.org/1998/Math/MathML">
  <semantics>
    <mrow>
      <mrow>
        <msub>
          <mi mathvariant="italic">MIPS</mi>
          <mrow>
            <mi mathvariant="italic">oldConfig</mi>
          </mrow>
        </msub>
        <mo stretchy="false">&gt;</mo>
        <msub>
          <mi mathvariant="italic">MIPS</mi>
          <mrow>
            <mi mathvariant="italic">newConfig</mi>
          </mrow>
        </msub>
      </mrow>
    </mrow>
    <annotation encoding="StarMath 5.0">MIPS_{oldConfig} &gt; MIPS_{newConfig}</annotation>
  </semantics>
</math>
</file>

<file path=Object 24/content.xml><?xml version="1.0" encoding="utf-8"?>
<math xmlns="http://www.w3.org/1998/Math/MathML">
  <semantics>
    <mtable>
      <mtr>
        <mtd>
          <mrow>
            <mrow>
              <msub>
                <mi mathvariant="italic">MFLOPS</mi>
                <mrow>
                  <mi mathvariant="italic">oldConfig</mi>
                </mrow>
              </msub>
            </mrow>
            <mrow>
              <mi/>
              <mo stretchy="false">=</mo>
              <mi/>
            </mrow>
            <mfrac>
              <mrow>
                <mi>F</mi>
              </mrow>
              <mrow>
                <mrow>
                  <mrow>
                    <mo stretchy="false">(</mo>
                    <mrow>
                      <mrow>
                        <mi>W</mi>
                        <mo stretchy="false">−</mo>
                        <msub>
                          <mi mathvariant="italic">Time</mi>
                          <mrow>
                            <mi mathvariant="italic">intInstr</mi>
                          </mrow>
                        </msub>
                      </mrow>
                    </mrow>
                    <mo stretchy="false">)</mo>
                  </mrow>
                  <mo stretchy="false">∗</mo>
                  <msup>
                    <mn>10</mn>
                    <mrow>
                      <mn>6</mn>
                    </mrow>
                  </msup>
                </mrow>
              </mrow>
            </mfrac>
          </mrow>
        </mtd>
      </mtr>
      <mtr>
        <mtd>
          <mrow>
            <mi/>
            <mrow/>
            <mrow>
              <mi/>
              <mo stretchy="false">=</mo>
              <mi/>
            </mrow>
            <mrow>
              <mfrac>
                <mrow>
                  <mn>8</mn>
                  <mo stretchy="false">∗</mo>
                  <msup>
                    <mn>10</mn>
                    <mrow>
                      <mn>6</mn>
                    </mrow>
                  </msup>
                </mrow>
                <mrow>
                  <mrow>
                    <mrow>
                      <mo stretchy="false">(</mo>
                      <mrow>
                        <mrow>
                          <mn>4</mn>
                          <mo stretchy="false">−</mo>
                          <mfrac>
                            <mn>2</mn>
                            <mn>3</mn>
                          </mfrac>
                        </mrow>
                      </mrow>
                      <mo stretchy="false">)</mo>
                    </mrow>
                    <mo stretchy="false">∗</mo>
                    <msup>
                      <mn>10</mn>
                      <mrow>
                        <mn>6</mn>
                      </mrow>
                    </msup>
                  </mrow>
                </mrow>
              </mfrac>
            </mrow>
          </mrow>
        </mtd>
      </mtr>
      <mtr>
        <mtd>
          <mrow>
            <mrow/>
            <mrow>
              <mi/>
              <mo stretchy="false">=</mo>
              <mi/>
            </mrow>
            <mn>2.4</mn>
          </mrow>
        </mtd>
      </mtr>
    </mtable>
    <annotation encoding="StarMath 5.0">{MFLOPS_{oldConfig}} ~=~ {F} over {(W - Time_{intInstr}) * 10^{6}} newline ~~~~~~~`{}~=~ {8*10^{6} over {(4 - 2 over 3 )*10^{6}}} 
newline{}~=~ 2.4</annotation>
  </semantics>
</math>
</file>

<file path=Object 25/content.xml><?xml version="1.0" encoding="utf-8"?>
<math xmlns="http://www.w3.org/1998/Math/MathML">
  <semantics>
    <mrow>
      <mrow>
        <msub>
          <mi mathvariant="italic">ExecTime</mi>
          <mrow>
            <mi mathvariant="italic">vectorMode</mi>
          </mrow>
        </msub>
      </mrow>
      <mrow>
        <mi/>
        <mo stretchy="false">=</mo>
        <mi/>
      </mrow>
      <mrow>
        <msub>
          <mi mathvariant="italic">ExecTime</mi>
          <mrow>
            <mi mathvariant="italic">normalMode</mi>
          </mrow>
        </msub>
        <mo stretchy="false">∗</mo>
        <mrow>
          <mo stretchy="false">{</mo>
          <mrow>
            <mrow>
              <mrow>
                <mo stretchy="false">(</mo>
                <mrow>
                  <mrow>
                    <mn>1</mn>
                    <mo stretchy="false">−</mo>
                    <mfrac>
                      <mrow>
                        <mo stretchy="false">%</mo>
                      </mrow>
                      <mn>100</mn>
                    </mfrac>
                  </mrow>
                </mrow>
                <mo stretchy="false">)</mo>
              </mrow>
              <mo stretchy="false">+</mo>
              <mfrac>
                <mrow>
                  <mo stretchy="false">%</mo>
                </mrow>
                <mrow>
                  <mrow>
                    <mn>100</mn>
                    <mo stretchy="false">∗</mo>
                    <mn>20</mn>
                  </mrow>
                </mrow>
              </mfrac>
            </mrow>
          </mrow>
          <mo stretchy="false">}</mo>
        </mrow>
      </mrow>
    </mrow>
    <annotation encoding="StarMath 5.0">{ExecTime_{vectorMode}} ~=~ ExecTime_{normalMode} * lbrace (1 - {%Vectorization} over 100) + {%Vectorization} over {100*20} rbrace</annotation>
  </semantics>
</math>
</file>

<file path=Object 26/content.xml><?xml version="1.0" encoding="utf-8"?>
<math xmlns="http://www.w3.org/1998/Math/MathML">
  <semantics>
    <mrow>
      <mrow>
        <mi mathvariant="italic">Speedup</mi>
      </mrow>
      <mrow>
        <mi/>
        <mo stretchy="false">=</mo>
        <mi/>
      </mrow>
      <mfrac>
        <msub>
          <mi mathvariant="italic">ExecTime</mi>
          <mrow>
            <mi mathvariant="italic">normalMode</mi>
          </mrow>
        </msub>
        <mrow>
          <msub>
            <mi mathvariant="italic">ExecTime</mi>
            <mrow>
              <mi mathvariant="italic">vectorMode</mi>
            </mrow>
          </msub>
        </mrow>
      </mfrac>
      <mrow>
        <mi/>
        <mo stretchy="false">=</mo>
        <mi/>
      </mrow>
      <mfrac>
        <mrow>
          <mn>1</mn>
        </mrow>
        <mrow>
          <mrow>
            <mn>1</mn>
            <mo stretchy="false">−</mo>
            <mrow>
              <mo stretchy="false">[</mo>
              <mrow>
                <mrow>
                  <mrow>
                    <mfrac>
                      <mn>19</mn>
                      <mn>20</mn>
                    </mfrac>
                  </mrow>
                  <mo stretchy="false">∗</mo>
                  <mrow>
                    <mfrac>
                      <mo stretchy="false">%</mo>
                      <mn>100</mn>
                    </mfrac>
                  </mrow>
                </mrow>
              </mrow>
              <mo stretchy="false">]</mo>
            </mrow>
          </mrow>
        </mrow>
      </mfrac>
    </mrow>
    <annotation encoding="StarMath 5.0">{Speedup} ~=~ ExecTime_{normalMode} over {ExecTime_{vectorMode}} ~=~ {1} over {1 - [{19 over 20} * {%Vectorization over 100}]}</annotation>
  </semantics>
</math>
</file>

<file path=Object 27/content.xml><?xml version="1.0" encoding="utf-8"?>
<math xmlns="http://www.w3.org/1998/Math/MathML">
  <semantics>
    <mrow>
      <mrow>
        <mo stretchy="false">%</mo>
      </mrow>
      <mrow>
        <mi/>
        <mo stretchy="false">=</mo>
        <mi/>
      </mrow>
      <mrow>
        <mrow>
          <mrow>
            <mo stretchy="false">[</mo>
            <mrow>
              <mrow>
                <mn>1</mn>
                <mo stretchy="false">−</mo>
                <mrow>
                  <mfrac>
                    <mn>1</mn>
                    <mi mathvariant="italic">Speedup</mi>
                  </mfrac>
                </mrow>
              </mrow>
            </mrow>
            <mo stretchy="false">]</mo>
          </mrow>
        </mrow>
        <mo stretchy="false">∗</mo>
        <mrow>
          <mfrac>
            <mrow>
              <mrow>
                <mn>20</mn>
                <mo stretchy="false">∗</mo>
                <mn>100</mn>
              </mrow>
            </mrow>
            <mn>19</mn>
          </mfrac>
        </mrow>
      </mrow>
    </mrow>
    <annotation encoding="StarMath 5.0">{%Vectorization} ~=~ {[1- {1 over Speedup}]} * {{20 * 100} over 19}</annotation>
  </semantics>
</math>
</file>

<file path=Object 28/content.xml><?xml version="1.0" encoding="utf-8"?>
<math xmlns="http://www.w3.org/1998/Math/MathML">
  <semantics>
    <mrow>
      <mrow>
        <mo stretchy="false">%</mo>
      </mrow>
      <mrow>
        <mi/>
        <mo stretchy="false">=</mo>
        <mi/>
      </mrow>
      <mrow>
        <mrow>
          <mrow>
            <mo stretchy="false">[</mo>
            <mrow>
              <mrow>
                <mn>1</mn>
                <mo stretchy="false">−</mo>
                <mrow>
                  <mfrac>
                    <mn>1</mn>
                    <mn>2</mn>
                  </mfrac>
                </mrow>
              </mrow>
            </mrow>
            <mo stretchy="false">]</mo>
          </mrow>
        </mrow>
        <mo stretchy="false">∗</mo>
        <mrow>
          <mfrac>
            <mrow>
              <mn>20</mn>
              <mo stretchy="false">∗</mo>
              <mn>100</mn>
            </mrow>
            <mn>19</mn>
          </mfrac>
        </mrow>
      </mrow>
    </mrow>
    <annotation encoding="StarMath 5.0">{%Vectorization} ~=~ {[1- {1 over 2}]} * {20 * 100 over 19}</annotation>
  </semantics>
</math>
</file>

<file path=Object 29/content.xml><?xml version="1.0" encoding="utf-8"?>
<math xmlns="http://www.w3.org/1998/Math/MathML">
  <semantics>
    <mrow>
      <mrow>
        <mo stretchy="false">%</mo>
      </mrow>
      <mrow>
        <mi/>
        <mo stretchy="false">=</mo>
        <mi/>
      </mrow>
      <mrow>
        <mrow>
          <mrow>
            <mo stretchy="false">[</mo>
            <mrow>
              <mrow>
                <mn>1</mn>
                <mo stretchy="false">−</mo>
                <mrow>
                  <mfrac>
                    <mn>1</mn>
                    <mn>10</mn>
                  </mfrac>
                </mrow>
              </mrow>
            </mrow>
            <mo stretchy="false">]</mo>
          </mrow>
        </mrow>
        <mo stretchy="false">∗</mo>
        <mrow>
          <mfrac>
            <mrow>
              <mn>20</mn>
              <mo stretchy="false">∗</mo>
              <mn>100</mn>
            </mrow>
            <mn>19</mn>
          </mfrac>
        </mrow>
      </mrow>
    </mrow>
    <annotation encoding="StarMath 5.0">{%Vectorization} ~=~ {[1- {1 over 10}]} * {20 * 100 over 19}</annotation>
  </semantics>
</math>
</file>

<file path=Object 3/content.xml><?xml version="1.0" encoding="utf-8"?>
<math xmlns="http://www.w3.org/1998/Math/MathML">
  <semantics>
    <mrow>
      <mrow>
        <msub>
          <mi mathvariant="italic">Performance</mi>
          <mrow>
            <mi mathvariant="italic">old</mi>
          </mrow>
        </msub>
      </mrow>
      <mrow>
        <mi/>
        <mo stretchy="false">=</mo>
        <mi/>
      </mrow>
      <mfrac>
        <mrow>
          <mn>1</mn>
        </mrow>
        <mrow>
          <mi mathvariant="italic">Execution</mi>
          <msub>
            <mi mathvariant="italic">Time</mi>
            <mrow>
              <mi mathvariant="italic">old</mi>
            </mrow>
          </msub>
        </mrow>
      </mfrac>
      <mrow>
        <mi/>
        <mo stretchy="false">=</mo>
        <mi/>
      </mrow>
      <mfrac>
        <mrow>
          <mi mathvariant="italic">clock</mi>
          <msub>
            <mi mathvariant="italic">rate</mi>
            <mrow>
              <mi mathvariant="italic">old</mi>
            </mrow>
          </msub>
        </mrow>
        <mrow>
          <mrow>
            <mi mathvariant="italic">instructions</mi>
            <mo stretchy="false">∗</mo>
            <mi mathvariant="italic">CPI</mi>
          </mrow>
        </mrow>
      </mfrac>
    </mrow>
    <annotation encoding="StarMath 5.0">{Performance_{old}} ~=~ {1} over {Execution Time_{old}} ~=~ {clock rate_{old}} over {instructions * CPI}</annotation>
  </semantics>
</math>
</file>

<file path=Object 30/content.xml><?xml version="1.0" encoding="utf-8"?>
<math xmlns="http://www.w3.org/1998/Math/MathML">
  <semantics>
    <mrow>
      <mrow>
        <msub>
          <mi mathvariant="italic">ExecTime</mi>
          <mrow>
            <mi mathvariant="italic">vectorMode</mi>
          </mrow>
        </msub>
      </mrow>
      <mrow>
        <mi/>
        <mo stretchy="false">=</mo>
        <mi/>
      </mrow>
      <mrow>
        <msub>
          <mi mathvariant="italic">ExecTime</mi>
          <mrow>
            <mi mathvariant="italic">normalMode</mi>
          </mrow>
        </msub>
        <mo stretchy="false">∗</mo>
        <mrow>
          <mo stretchy="false">{</mo>
          <mrow>
            <mrow>
              <mrow>
                <mo stretchy="false">(</mo>
                <mrow>
                  <mrow>
                    <mn>1</mn>
                    <mo stretchy="false">−</mo>
                    <mfrac>
                      <mrow>
                        <mo stretchy="false">%</mo>
                      </mrow>
                      <mn>100</mn>
                    </mfrac>
                  </mrow>
                </mrow>
                <mo stretchy="false">)</mo>
              </mrow>
              <mo stretchy="false">+</mo>
              <mfrac>
                <mrow>
                  <mo stretchy="false">%</mo>
                </mrow>
                <mrow>
                  <mrow>
                    <mn>100</mn>
                    <mo stretchy="false">∗</mo>
                    <mi mathvariant="italic">Vector</mi>
                  </mrow>
                  <mi mathvariant="italic">Rate</mi>
                </mrow>
              </mfrac>
            </mrow>
          </mrow>
          <mo stretchy="false">}</mo>
        </mrow>
      </mrow>
    </mrow>
    <annotation encoding="StarMath 5.0">{ExecTime_{vectorMode}} ~=~ ExecTime_{normalMode} * lbrace (1 - {%Vectorization} over 100) + {%Vectorization} over {100*Vector Rate} rbrace</annotation>
  </semantics>
</math>
</file>

<file path=Object 31/content.xml><?xml version="1.0" encoding="utf-8"?>
<math xmlns="http://www.w3.org/1998/Math/MathML">
  <semantics>
    <mtable>
      <mtr>
        <mtd>
          <mrow>
            <mrow>
              <msub>
                <mi mathvariant="italic">ExecTime</mi>
                <mrow>
                  <mrow>
                    <mi mathvariant="italic">vectorRate</mi>
                    <mo stretchy="false">=</mo>
                    <mn>40</mn>
                  </mrow>
                </mrow>
              </msub>
            </mrow>
            <mrow>
              <mi/>
              <mo stretchy="false">=</mo>
              <mi/>
            </mrow>
            <mrow>
              <msub>
                <mi mathvariant="italic">ExecTime</mi>
                <mrow>
                  <mi mathvariant="italic">normalMode</mi>
                </mrow>
              </msub>
              <mo stretchy="false">∗</mo>
              <mrow>
                <mo stretchy="false">{</mo>
                <mrow>
                  <mrow>
                    <mrow>
                      <mo stretchy="false">(</mo>
                      <mrow>
                        <mrow>
                          <mn>1</mn>
                          <mo stretchy="false">−</mo>
                          <mfrac>
                            <mrow>
                              <mn>70</mn>
                            </mrow>
                            <mn>100</mn>
                          </mfrac>
                        </mrow>
                      </mrow>
                      <mo stretchy="false">)</mo>
                    </mrow>
                    <mo stretchy="false">+</mo>
                    <mfrac>
                      <mrow>
                        <mn>70</mn>
                      </mrow>
                      <mrow>
                        <mrow>
                          <mn>100</mn>
                          <mo stretchy="false">∗</mo>
                          <mn>40</mn>
                        </mrow>
                      </mrow>
                    </mfrac>
                  </mrow>
                </mrow>
                <mo stretchy="false">}</mo>
              </mrow>
            </mrow>
          </mrow>
        </mtd>
      </mtr>
      <mtr>
        <mtd>
          <mrow>
            <mi/>
            <mrow/>
            <mrow>
              <mi/>
              <mo stretchy="false">=</mo>
              <mi/>
            </mrow>
            <mrow>
              <mrow>
                <msub>
                  <mi mathvariant="italic">ExecTime</mi>
                  <mrow>
                    <mi mathvariant="italic">normalMode</mi>
                  </mrow>
                </msub>
              </mrow>
              <mo stretchy="false">∗</mo>
              <mn>0.3175</mn>
            </mrow>
          </mrow>
        </mtd>
      </mtr>
    </mtable>
    <annotation encoding="StarMath 5.0">{ExecTime_{vectorRate=40}} ~=~ ExecTime_{normalMode} * lbrace (1 - {70} over 100) + {70} over {100*40} rbrace newline 
~~~~~{} ~=~ {ExecTime_{normalMode}} * 0.3175</annotation>
  </semantics>
</math>
</file>

<file path=Object 32/content.xml><?xml version="1.0" encoding="utf-8"?>
<math xmlns="http://www.w3.org/1998/Math/MathML">
  <semantics>
    <mrow>
      <mrow>
        <mrow>
          <msub>
            <mi mathvariant="italic">ExecTime</mi>
            <mrow>
              <mi mathvariant="italic">normalMode</mi>
            </mrow>
          </msub>
        </mrow>
        <mo stretchy="false">∗</mo>
        <mn>0.3175</mn>
      </mrow>
      <mrow>
        <mi/>
        <mo stretchy="false">=</mo>
        <mi/>
      </mrow>
      <mrow>
        <msub>
          <mi mathvariant="italic">ExecTime</mi>
          <mrow>
            <mi mathvariant="italic">normalMode</mi>
          </mrow>
        </msub>
        <mo stretchy="false">∗</mo>
        <mrow>
          <mo stretchy="false">{</mo>
          <mrow>
            <mrow>
              <mrow>
                <mo stretchy="false">(</mo>
                <mrow>
                  <mrow>
                    <mn>1</mn>
                    <mo stretchy="false">−</mo>
                    <mfrac>
                      <mrow>
                        <mo stretchy="false">%</mo>
                      </mrow>
                      <mn>100</mn>
                    </mfrac>
                  </mrow>
                </mrow>
                <mo stretchy="false">)</mo>
              </mrow>
              <mo stretchy="false">+</mo>
              <mfrac>
                <mrow>
                  <mo stretchy="false">%</mo>
                </mrow>
                <mrow>
                  <mrow>
                    <mn>100</mn>
                    <mo stretchy="false">∗</mo>
                    <mn>20</mn>
                  </mrow>
                </mrow>
              </mfrac>
            </mrow>
          </mrow>
          <mo stretchy="false">}</mo>
        </mrow>
      </mrow>
    </mrow>
    <annotation encoding="StarMath 5.0">{ExecTime_{normalMode}} * 0.3175 ~=~ ExecTime_{normalMode} * lbrace (1 - {%Vectorization} over 100) + {%Vectorization} over {100*20} rbrace</annotation>
  </semantics>
</math>
</file>

<file path=Object 33/content.xml><?xml version="1.0" encoding="utf-8"?>
<math xmlns="http://www.w3.org/1998/Math/MathML">
  <semantics>
    <mrow>
      <mo stretchy="false">%</mo>
      <mrow>
        <mi/>
        <mo stretchy="false">=</mo>
        <mi/>
      </mrow>
      <mrow>
        <mrow>
          <mo stretchy="false">(</mo>
          <mrow>
            <mrow>
              <mn>1</mn>
              <mo stretchy="false">−</mo>
              <mn>0.3175</mn>
            </mrow>
          </mrow>
          <mo stretchy="false">)</mo>
        </mrow>
        <mo stretchy="false">∗</mo>
        <mrow>
          <mfrac>
            <mrow>
              <mrow>
                <mn>100</mn>
                <mo stretchy="false">∗</mo>
                <mn>20</mn>
              </mrow>
            </mrow>
            <mn>19</mn>
          </mfrac>
        </mrow>
      </mrow>
    </mrow>
    <annotation encoding="StarMath 5.0">%Vectorization ~=~ (1 - 0.3175) * {{100 * 20} over 19}</annotation>
  </semantics>
</math>
</file>

<file path=Object 34/content.xml><?xml version="1.0" encoding="utf-8"?>
<math xmlns="http://www.w3.org/1998/Math/MathML">
  <semantics>
    <mrow>
      <mtext>#</mtext>
      <mi mathvariant="italic">instructions</mi>
      <mi/>
      <mi mathvariant="italic">affected</mi>
      <mrow>
        <mi/>
        <mo stretchy="false">=</mo>
        <mi/>
      </mrow>
      <mn>3.71</mn>
      <mtext>%</mtext>
    </mrow>
    <annotation encoding="StarMath 5.0">"#"instructions~affected ~=~ 3.71 "%</annotation>
  </semantics>
</math>
</file>

<file path=Object 35/content.xml><?xml version="1.0" encoding="utf-8"?>
<math xmlns="http://www.w3.org/1998/Math/MathML">
  <semantics>
    <mrow>
      <mtext>#</mtext>
      <mi mathvariant="italic">instructions</mi>
      <mi/>
      <mi mathvariant="italic">decreased</mi>
      <mrow>
        <mi/>
        <mo stretchy="false">=</mo>
        <mi/>
      </mrow>
      <mn>1.855</mn>
      <mtext>%</mtext>
    </mrow>
    <annotation encoding="StarMath 5.0">"#"instructions~decreased ~=~ 1.855 "%</annotation>
  </semantics>
</math>
</file>

<file path=Object 36/content.xml><?xml version="1.0" encoding="utf-8"?>
<math xmlns="http://www.w3.org/1998/Math/MathML">
  <semantics>
    <mrow>
      <mfrac>
        <mrow>
          <mtext>#</mtext>
          <msub>
            <mi mathvariant="italic">instructions</mi>
            <mi mathvariant="italic">new</mi>
          </msub>
        </mrow>
        <mrow>
          <mtext>#</mtext>
          <msub>
            <mi mathvariant="italic">instructions</mi>
            <mi mathvariant="italic">old</mi>
          </msub>
        </mrow>
      </mfrac>
      <mrow>
        <mi/>
        <mo stretchy="false">=</mo>
        <mi/>
      </mrow>
      <mfrac>
        <mn>0.98145</mn>
        <mn>1</mn>
      </mfrac>
    </mrow>
    <annotation encoding="StarMath 5.0">{"#"instructions_new} over {"#"instructions_old} ~=~ 0.98145 over 1</annotation>
  </semantics>
</math>
</file>

<file path=Object 37/content.xml><?xml version="1.0" encoding="utf-8"?>
<math xmlns="http://www.w3.org/1998/Math/MathML">
  <semantics>
    <mtable>
      <mtr>
        <mtd>
          <mrow>
            <mrow>
              <msub>
                <mi mathvariant="italic">ExecTime</mi>
                <mrow>
                  <mi mathvariant="italic">new</mi>
                </mrow>
              </msub>
            </mrow>
            <mrow>
              <mi/>
              <mo stretchy="false">=</mo>
              <mi/>
            </mrow>
            <mrow>
              <mrow>
                <msub>
                  <mi mathvariant="italic">ExecTime</mi>
                  <mrow>
                    <mi mathvariant="italic">old</mi>
                  </mrow>
                </msub>
                <mo stretchy="false">∗</mo>
                <mn>0.98145</mn>
              </mrow>
              <mo stretchy="false">∗</mo>
              <mn>1.05</mn>
            </mrow>
          </mrow>
        </mtd>
      </mtr>
      <mtr>
        <mtd>
          <mrow>
            <mi/>
            <mrow/>
            <mrow>
              <mi/>
              <mo stretchy="false">=</mo>
              <mi/>
            </mrow>
            <mrow>
              <mrow>
                <msub>
                  <mi mathvariant="italic">ExecTime</mi>
                  <mrow>
                    <mi mathvariant="italic">old</mi>
                  </mrow>
                </msub>
                <mo stretchy="false">∗</mo>
                <mn>1.0305</mn>
              </mrow>
            </mrow>
          </mrow>
        </mtd>
      </mtr>
    </mtable>
    <annotation encoding="StarMath 5.0">{ExecTime_{new}} ~=~ ExecTime_{old} * 0.98145 * 1.05 newline
~~~~~{}~=~{ExecTime_{old} *1.0305}</annotation>
  </semantics>
</math>
</file>

<file path=Object 38/content.xml><?xml version="1.0" encoding="utf-8"?>
<math xmlns="http://www.w3.org/1998/Math/MathML">
  <semantics>
    <mtable>
      <mtr>
        <mtd>
          <mrow>
            <msub>
              <mi mathvariant="italic">AvgInstrLength</mi>
              <mi mathvariant="italic">variableOffset</mi>
            </msub>
            <mrow>
              <mi/>
              <mo stretchy="false">=</mo>
              <mi/>
            </mrow>
            <mrow>
              <mo stretchy="false">(</mo>
              <mrow>
                <mrow>
                  <mn>0.46</mn>
                  <mo stretchy="false">∗</mo>
                  <mn>16</mn>
                </mrow>
              </mrow>
              <mo stretchy="false">)</mo>
            </mrow>
          </mrow>
        </mtd>
      </mtr>
      <mtr>
        <mtd>
          <mrow>
            <mrow>
              <mi/>
              <mo stretchy="false">+</mo>
              <mi/>
            </mrow>
            <mrow>
              <mn>0.38</mn>
              <mo stretchy="false">∗</mo>
              <mrow>
                <mo stretchy="false">[</mo>
                <mrow>
                  <mrow>
                    <mrow>
                      <mrow>
                        <mo stretchy="false">(</mo>
                        <mrow>
                          <mrow>
                            <mn>0.304</mn>
                            <mo stretchy="false">∗</mo>
                            <mn>16</mn>
                          </mrow>
                        </mrow>
                        <mo stretchy="false">)</mo>
                      </mrow>
                      <mo stretchy="false">+</mo>
                      <mrow>
                        <mo stretchy="false">(</mo>
                        <mrow>
                          <mrow>
                            <mn>0.365</mn>
                            <mo stretchy="false">∗</mo>
                            <mn>24</mn>
                          </mrow>
                        </mrow>
                        <mo stretchy="false">)</mo>
                      </mrow>
                    </mrow>
                    <mo stretchy="false">+</mo>
                    <mrow>
                      <mo stretchy="false">(</mo>
                      <mrow>
                        <mrow>
                          <mn>0.331</mn>
                          <mo stretchy="false">∗</mo>
                          <mn>32</mn>
                        </mrow>
                      </mrow>
                      <mo stretchy="false">)</mo>
                    </mrow>
                  </mrow>
                </mrow>
                <mo stretchy="false">]</mo>
              </mrow>
            </mrow>
          </mrow>
        </mtd>
      </mtr>
      <mtr>
        <mtd>
          <mrow>
            <mrow>
              <mi/>
              <mo stretchy="false">+</mo>
              <mi/>
            </mrow>
            <mrow>
              <mn>0.16</mn>
              <mo stretchy="false">∗</mo>
              <mrow>
                <mo stretchy="false">[</mo>
                <mrow>
                  <mrow>
                    <mrow>
                      <mrow>
                        <mrow>
                          <mo stretchy="false">(</mo>
                          <mrow>
                            <mrow>
                              <mn>0.001</mn>
                              <mo stretchy="false">∗</mo>
                              <mn>16</mn>
                            </mrow>
                          </mrow>
                          <mo stretchy="false">)</mo>
                        </mrow>
                        <mo stretchy="false">+</mo>
                        <mrow>
                          <mo stretchy="false">(</mo>
                          <mrow>
                            <mrow>
                              <mn>0.851</mn>
                              <mo stretchy="false">∗</mo>
                              <mn>24</mn>
                            </mrow>
                          </mrow>
                          <mo stretchy="false">)</mo>
                        </mrow>
                      </mrow>
                      <mo stretchy="false">+</mo>
                      <mrow>
                        <mo stretchy="false">(</mo>
                        <mrow>
                          <mrow>
                            <mn>0.133</mn>
                            <mo stretchy="false">∗</mo>
                            <mn>32</mn>
                          </mrow>
                        </mrow>
                        <mo stretchy="false">)</mo>
                      </mrow>
                    </mrow>
                    <mo stretchy="false">+</mo>
                    <mrow>
                      <mo stretchy="false">(</mo>
                      <mrow>
                        <mrow>
                          <mn>0.015</mn>
                          <mo stretchy="false">∗</mo>
                          <mn>40</mn>
                        </mrow>
                      </mrow>
                      <mo stretchy="false">)</mo>
                    </mrow>
                  </mrow>
                </mrow>
                <mo stretchy="false">]</mo>
              </mrow>
            </mrow>
          </mrow>
        </mtd>
      </mtr>
    </mtable>
    <annotation encoding="StarMath 5.0">alignl AvgInstrLength_variableOffset ~=~ (0.46*16) 
newline~~~~~~~~~~~~~~~+~ 0.38 * [(0.304*16) + (0.365*24) + (0.331*32) ]   newline~~~~~~~~~~~~~``~~~~~~~~~~~~~~~+~  0.16*[(0.001*16)+(0.851*24)+(0.133*32)+(0.015*40)]</annotation>
  </semantics>
</math>
</file>

<file path=Object 39/content.xml><?xml version="1.0" encoding="utf-8"?>
<math xmlns="http://www.w3.org/1998/Math/MathML">
  <semantics>
    <mtable>
      <mtr>
        <mtd>
          <mrow>
            <msub>
              <mi mathvariant="italic">AvgInstrLength</mi>
              <mi mathvariant="italic">fixedInstr</mi>
            </msub>
            <mrow>
              <mi/>
              <mo stretchy="false">=</mo>
              <mi/>
            </mrow>
            <mrow>
              <mo stretchy="false">(</mo>
              <mrow>
                <mrow>
                  <mn>0.46</mn>
                  <mo stretchy="false">∗</mo>
                  <mn>24</mn>
                </mrow>
              </mrow>
              <mo stretchy="false">)</mo>
            </mrow>
          </mrow>
        </mtd>
      </mtr>
      <mtr>
        <mtd>
          <mrow>
            <mrow>
              <mi/>
              <mo stretchy="false">+</mo>
              <mi/>
            </mrow>
            <mrow>
              <mn>0.38</mn>
              <mo stretchy="false">∗</mo>
              <mrow>
                <mo stretchy="false">[</mo>
                <mrow>
                  <mrow>
                    <mrow>
                      <mo stretchy="false">(</mo>
                      <mrow>
                        <mrow>
                          <mn>0.669</mn>
                          <mo stretchy="false">∗</mo>
                          <mn>24</mn>
                        </mrow>
                      </mrow>
                      <mo stretchy="false">)</mo>
                    </mrow>
                    <mo stretchy="false">+</mo>
                    <mrow>
                      <mo stretchy="false">(</mo>
                      <mrow>
                        <mrow>
                          <mn>0.331</mn>
                          <mo stretchy="false">∗</mo>
                          <mn>48</mn>
                        </mrow>
                      </mrow>
                      <mo stretchy="false">)</mo>
                    </mrow>
                  </mrow>
                </mrow>
                <mo stretchy="false">]</mo>
              </mrow>
            </mrow>
          </mrow>
        </mtd>
      </mtr>
      <mtr>
        <mtd>
          <mrow>
            <mrow>
              <mi/>
              <mo stretchy="false">+</mo>
              <mi/>
            </mrow>
            <mrow>
              <mn>0.16</mn>
              <mo stretchy="false">∗</mo>
              <mrow>
                <mo stretchy="false">[</mo>
                <mrow>
                  <mrow>
                    <mrow>
                      <mrow>
                        <mo stretchy="false">(</mo>
                        <mrow>
                          <mrow>
                            <mn>0.852</mn>
                            <mo stretchy="false">∗</mo>
                            <mn>24</mn>
                          </mrow>
                        </mrow>
                        <mo stretchy="false">)</mo>
                      </mrow>
                      <mo stretchy="false">+</mo>
                      <mrow>
                        <mo stretchy="false">(</mo>
                        <mrow>
                          <mrow>
                            <mn>0.133</mn>
                            <mo stretchy="false">∗</mo>
                            <mn>48</mn>
                          </mrow>
                        </mrow>
                        <mo stretchy="false">)</mo>
                      </mrow>
                    </mrow>
                    <mo stretchy="false">+</mo>
                    <mrow>
                      <mo stretchy="false">(</mo>
                      <mrow>
                        <mrow>
                          <mn>0.015</mn>
                          <mo stretchy="false">∗</mo>
                          <mn>72</mn>
                        </mrow>
                      </mrow>
                      <mo stretchy="false">)</mo>
                    </mrow>
                  </mrow>
                </mrow>
                <mo stretchy="false">]</mo>
              </mrow>
            </mrow>
          </mrow>
        </mtd>
      </mtr>
    </mtable>
    <annotation encoding="StarMath 5.0">alignl AvgInstrLength_fixedInstr ~=~ (0.46*24) 
newline~~~~~~~~~~~~``+~ 0.38 * [(0.669*24) + (0.331*48) ]   newline~~~~~~~~~~~~~~~~~~~~~~~~~~+~  0.16*[(0.852*24)+(0.133*48)+(0.015*72)]</annotation>
  </semantics>
</math>
</file>

<file path=Object 4/content.xml><?xml version="1.0" encoding="utf-8"?>
<math xmlns="http://www.w3.org/1998/Math/MathML">
  <semantics>
    <mrow>
      <mrow>
        <mi mathvariant="italic">clock</mi>
        <msub>
          <mi mathvariant="italic">rate</mi>
          <mrow>
            <mi mathvariant="italic">new</mi>
          </mrow>
        </msub>
      </mrow>
      <mrow>
        <mi/>
        <mo stretchy="false">=</mo>
        <mi/>
      </mrow>
      <mrow>
        <mrow>
          <mn>0.6</mn>
          <mo stretchy="false">∗</mo>
          <mi mathvariant="italic">clock</mi>
        </mrow>
        <msub>
          <mi mathvariant="italic">rate</mi>
          <mrow>
            <mi mathvariant="italic">old</mi>
          </mrow>
        </msub>
      </mrow>
    </mrow>
    <annotation encoding="StarMath 5.0">{clock rate_{new}} ~=~ {0.6 * clock rate_{old}}</annotation>
  </semantics>
</math>
</file>

<file path=Object 40/content.xml><?xml version="1.0" encoding="utf-8"?>
<math xmlns="http://www.w3.org/1998/Math/MathML">
  <semantics>
    <mrow>
      <msub>
        <mi mathvariant="italic">AvgInstrLength</mi>
        <mi mathvariant="italic">fixedOffset</mi>
      </msub>
      <mrow>
        <mi/>
        <mo stretchy="false">=</mo>
        <mi/>
      </mrow>
      <mrow>
        <mo stretchy="false">(</mo>
        <mrow>
          <mrow>
            <mn>0.46</mn>
            <mo stretchy="false">∗</mo>
            <mn>16</mn>
          </mrow>
        </mrow>
        <mo stretchy="false">)</mo>
      </mrow>
      <mrow>
        <mi/>
        <mo stretchy="false">+</mo>
        <mi/>
      </mrow>
      <mrow>
        <mo stretchy="false">[</mo>
        <mrow>
          <mrow>
            <mrow>
              <mo stretchy="false">(</mo>
              <mrow>
                <mrow>
                  <mn>0.38</mn>
                  <mo stretchy="false">+</mo>
                  <mn>0.16</mn>
                </mrow>
              </mrow>
              <mo stretchy="false">)</mo>
            </mrow>
            <mo stretchy="false">∗</mo>
            <mn>40</mn>
          </mrow>
        </mrow>
        <mo stretchy="false">]</mo>
      </mrow>
    </mrow>
    <annotation encoding="StarMath 5.0">alignl AvgInstrLength_fixedOffset ~=~ (0.46*16) ~+~ [(0.38+0.16)*40]</annotation>
  </semantics>
</math>
</file>

<file path=Object 41/content.xml><?xml version="1.0" encoding="utf-8"?>
<math xmlns="http://www.w3.org/1998/Math/MathML">
  <semantics>
    <mtable>
      <mtr>
        <mtd>
          <mrow>
            <msub>
              <mi mathvariant="italic">AvgInstrLength</mi>
              <mi mathvariant="italic">fixedOffset</mi>
            </msub>
            <mrow>
              <mi/>
              <mo stretchy="false">=</mo>
              <mi/>
            </mrow>
            <mrow>
              <mo stretchy="false">(</mo>
              <mrow>
                <mrow>
                  <mn>0.46</mn>
                  <mo stretchy="false">∗</mo>
                  <mn>16</mn>
                </mrow>
              </mrow>
              <mo stretchy="false">)</mo>
            </mrow>
          </mrow>
        </mtd>
      </mtr>
      <mtr>
        <mtd>
          <mrow>
            <mrow>
              <mi/>
              <mo stretchy="false">+</mo>
              <mi/>
            </mrow>
            <mrow>
              <mn>0.38</mn>
              <mo stretchy="false">∗</mo>
              <mrow>
                <mo stretchy="false">[</mo>
                <mrow>
                  <mrow>
                    <mrow>
                      <mo stretchy="false">(</mo>
                      <mrow>
                        <mrow>
                          <mn>0.304</mn>
                          <mo stretchy="false">∗</mo>
                          <mn>16</mn>
                        </mrow>
                      </mrow>
                      <mo stretchy="false">)</mo>
                    </mrow>
                    <mo stretchy="false">+</mo>
                    <mrow>
                      <mo stretchy="false">(</mo>
                      <mrow>
                        <mrow>
                          <mn>0.696</mn>
                          <mo stretchy="false">∗</mo>
                          <mn>40</mn>
                        </mrow>
                      </mrow>
                      <mo stretchy="false">)</mo>
                    </mrow>
                  </mrow>
                </mrow>
                <mo stretchy="false">]</mo>
              </mrow>
            </mrow>
          </mrow>
        </mtd>
      </mtr>
      <mtr>
        <mtd>
          <mrow>
            <mrow>
              <mi/>
              <mo stretchy="false">+</mo>
              <mi/>
            </mrow>
            <mrow>
              <mn>0.16</mn>
              <mo stretchy="false">∗</mo>
              <mrow>
                <mo stretchy="false">[</mo>
                <mrow>
                  <mrow>
                    <mrow>
                      <mo stretchy="false">(</mo>
                      <mrow>
                        <mrow>
                          <mn>0.001</mn>
                          <mo stretchy="false">∗</mo>
                          <mn>16</mn>
                        </mrow>
                      </mrow>
                      <mo stretchy="false">)</mo>
                    </mrow>
                    <mo stretchy="false">+</mo>
                    <mrow>
                      <mo stretchy="false">(</mo>
                      <mrow>
                        <mrow>
                          <mn>0.999</mn>
                          <mo stretchy="false">∗</mo>
                          <mn>40</mn>
                        </mrow>
                      </mrow>
                      <mo stretchy="false">)</mo>
                    </mrow>
                  </mrow>
                </mrow>
                <mo stretchy="false">]</mo>
              </mrow>
            </mrow>
          </mrow>
        </mtd>
      </mtr>
    </mtable>
    <annotation encoding="StarMath 5.0">alignl AvgInstrLength_fixedOffset ~=~ (0.46*16) 
newline ~~~~~~~~~~~~~~~~~~~~~~~~~~~+~ 0.38*[(0.304*16)+(0.696*40)]
newline ~~~~~~~~~~~~~~~~~~~~~~~~~~~+~ 0.16*[(0.001*16)+(0.999*40)]</annotation>
  </semantics>
</math>
</file>

<file path=Object 5/content.xml><?xml version="1.0" encoding="utf-8"?>
<math xmlns="http://www.w3.org/1998/Math/MathML">
  <semantics>
    <mrow>
      <mrow>
        <msub>
          <mi mathvariant="italic">Performance</mi>
          <mrow>
            <mi mathvariant="italic">new</mi>
          </mrow>
        </msub>
      </mrow>
      <mrow>
        <mi/>
        <mo stretchy="false">=</mo>
        <mi/>
      </mrow>
      <mfrac>
        <mrow>
          <mi mathvariant="italic">clock</mi>
          <msub>
            <mi mathvariant="italic">rate</mi>
            <mrow>
              <mi mathvariant="italic">new</mi>
            </mrow>
          </msub>
        </mrow>
        <mrow>
          <mrow>
            <mrow>
              <mo stretchy="false">(</mo>
              <mrow>
                <mrow>
                  <mn>0.6</mn>
                  <mo stretchy="false">∗</mo>
                  <mi mathvariant="italic">instructions</mi>
                </mrow>
              </mrow>
              <mo stretchy="false">)</mo>
            </mrow>
            <mo stretchy="false">∗</mo>
            <mi mathvariant="italic">CPI</mi>
          </mrow>
        </mrow>
      </mfrac>
    </mrow>
    <annotation encoding="StarMath 5.0">{Performance_{new}} ~=~ {clock rate_{new}} over {(0.6 * instructions) * CPI}</annotation>
  </semantics>
</math>
</file>

<file path=Object 6/content.xml><?xml version="1.0" encoding="utf-8"?>
<math xmlns="http://www.w3.org/1998/Math/MathML">
  <semantics>
    <mrow>
      <mrow>
        <msub>
          <mi mathvariant="italic">Power</mi>
          <mrow>
            <mi mathvariant="italic">old</mi>
          </mrow>
        </msub>
      </mrow>
      <mrow>
        <mi/>
        <mo stretchy="false">=</mo>
        <mi/>
      </mrow>
      <mrow>
        <mrow>
          <mfrac>
            <mrow>
              <mn>1</mn>
            </mrow>
            <mrow>
              <mn>2</mn>
            </mrow>
          </mfrac>
          <mo stretchy="false">∗</mo>
          <mi mathvariant="italic">capacitive</mi>
        </mrow>
        <mrow>
          <mrow>
            <mi mathvariant="italic">load</mi>
            <mo stretchy="false">∗</mo>
            <msup>
              <mi mathvariant="italic">voltage</mi>
              <mrow>
                <mn>2</mn>
              </mrow>
            </msup>
          </mrow>
          <mo stretchy="false">∗</mo>
          <mi mathvariant="italic">clock</mi>
        </mrow>
        <mi mathvariant="italic">rate</mi>
      </mrow>
    </mrow>
    <annotation encoding="StarMath 5.0">{Power_{old}} ~=~ {{1} over {2} * capacitive load * voltage^{2} * clock rate}</annotation>
  </semantics>
</math>
</file>

<file path=Object 7/content.xml><?xml version="1.0" encoding="utf-8"?>
<math xmlns="http://www.w3.org/1998/Math/MathML">
  <semantics>
    <mrow>
      <mrow>
        <msub>
          <mi mathvariant="italic">Power</mi>
          <mrow>
            <mi mathvariant="italic">new</mi>
          </mrow>
        </msub>
      </mrow>
      <mrow>
        <mi/>
        <mo stretchy="false">=</mo>
        <mi/>
      </mrow>
      <mrow>
        <mrow>
          <mfrac>
            <mrow>
              <mn>1</mn>
            </mrow>
            <mrow>
              <mn>2</mn>
            </mrow>
          </mfrac>
          <mo stretchy="false">∗</mo>
          <mi mathvariant="italic">capacitive</mi>
        </mrow>
        <mrow>
          <mrow>
            <mi mathvariant="italic">load</mi>
            <mo stretchy="false">∗</mo>
            <msup>
              <mrow>
                <mo stretchy="false">(</mo>
                <mrow>
                  <mrow>
                    <mn>0.6</mn>
                    <mo stretchy="false">∗</mo>
                    <mi mathvariant="italic">voltage</mi>
                  </mrow>
                </mrow>
                <mo stretchy="false">)</mo>
              </mrow>
              <mrow>
                <mn>2</mn>
              </mrow>
            </msup>
          </mrow>
          <mo stretchy="false">∗</mo>
          <mrow>
            <mo stretchy="false">(</mo>
            <mrow>
              <mrow>
                <mn>0.6</mn>
                <mo stretchy="false">∗</mo>
                <mi mathvariant="italic">clock</mi>
              </mrow>
              <mi mathvariant="italic">rate</mi>
            </mrow>
            <mo stretchy="false">)</mo>
          </mrow>
        </mrow>
      </mrow>
    </mrow>
    <annotation encoding="StarMath 5.0">{Power_{new}} ~=~ {{1} over {2} * capacitive load * (0.6 * voltage)^{2} * (0.6 * clock rate)}</annotation>
  </semantics>
</math>
</file>

<file path=Object 8/content.xml><?xml version="1.0" encoding="utf-8"?>
<math xmlns="http://www.w3.org/1998/Math/MathML">
  <semantics>
    <mrow>
      <mrow/>
      <mrow>
        <mi/>
        <mo stretchy="false">=</mo>
        <mi/>
      </mrow>
      <mrow>
        <mrow>
          <msup>
            <mn>0.6</mn>
            <mrow>
              <mn>3</mn>
            </mrow>
          </msup>
          <mo stretchy="false">∗</mo>
          <msub>
            <mi mathvariant="italic">Power</mi>
            <mrow>
              <mi mathvariant="italic">old</mi>
            </mrow>
          </msub>
        </mrow>
      </mrow>
    </mrow>
    <annotation encoding="StarMath 5.0">{} ~=~ {0.6 ^{3} * Power_{old}}</annotation>
  </semantics>
</math>
</file>

<file path=Object 9/content.xml><?xml version="1.0" encoding="utf-8"?>
<math xmlns="http://www.w3.org/1998/Math/MathML">
  <semantics>
    <mrow>
      <mrow/>
      <mrow>
        <mi/>
        <mo stretchy="false">=</mo>
        <mi/>
      </mrow>
      <mrow>
        <mrow>
          <mn>0.216</mn>
          <mo stretchy="false">∗</mo>
          <msub>
            <mi mathvariant="italic">Power</mi>
            <mrow>
              <mi mathvariant="italic">old</mi>
            </mrow>
          </msub>
        </mrow>
      </mrow>
    </mrow>
    <annotation encoding="StarMath 5.0">{} ~=~ {0.216 * Power_{old}}</annotation>
  </semantics>
</math>
</file>